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herit" svg:font-family="inherit"/>
    <style:font-face style:name="roboto" svg:font-family="roboto,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96f21"/>
    </style:style>
    <style:style style:name="P2" style:family="paragraph" style:parent-style-name="Standard">
      <style:paragraph-properties fo:text-align="start" style:justify-single-word="false"/>
      <style:text-properties officeooo:rsid="00096f21"/>
    </style:style>
    <style:style style:name="P3" style:family="paragraph" style:parent-style-name="Standard">
      <style:paragraph-properties fo:text-align="start" style:justify-single-word="false"/>
      <style:text-properties officeooo:rsid="00096f21" officeooo:paragraph-rsid="00096f21"/>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0096f21"/>
    </style:style>
    <style:style style:name="P6" style:family="paragraph" style:parent-style-name="Standard">
      <style:paragraph-properties fo:text-align="start" style:justify-single-word="false"/>
      <style:text-properties officeooo:paragraph-rsid="000b01c6"/>
    </style:style>
    <style:style style:name="P7" style:family="paragraph" style:parent-style-name="Standard">
      <style:paragraph-properties fo:text-align="start" style:justify-single-word="false"/>
      <style:text-properties officeooo:paragraph-rsid="000ce11a"/>
    </style:style>
    <style:style style:name="P8" style:family="paragraph" style:parent-style-name="Standard">
      <style:paragraph-properties fo:text-align="start" style:justify-single-word="false"/>
      <style:text-properties officeooo:paragraph-rsid="000e95e5"/>
    </style:style>
    <style:style style:name="P9" style:family="paragraph" style:parent-style-name="Standard">
      <style:paragraph-properties fo:text-align="start" style:justify-single-word="false"/>
      <style:text-properties officeooo:paragraph-rsid="0011a15f"/>
    </style:style>
    <style:style style:name="P10" style:family="paragraph" style:parent-style-name="Standard">
      <style:paragraph-properties fo:text-align="start" style:justify-single-word="false"/>
      <style:text-properties officeooo:paragraph-rsid="0011efb6"/>
    </style:style>
    <style:style style:name="P11" style:family="paragraph" style:parent-style-name="Standard">
      <style:paragraph-properties fo:text-align="start" style:justify-single-word="false"/>
      <style:text-properties officeooo:paragraph-rsid="00128daf"/>
    </style:style>
    <style:style style:name="P12" style:family="paragraph" style:parent-style-name="Standard">
      <style:paragraph-properties fo:text-align="start" style:justify-single-word="false"/>
      <style:text-properties officeooo:paragraph-rsid="001436c0"/>
    </style:style>
    <style:style style:name="P13" style:family="paragraph" style:parent-style-name="Standard">
      <style:paragraph-properties fo:text-align="start" style:justify-single-word="false"/>
      <style:text-properties officeooo:paragraph-rsid="00148ce9"/>
    </style:style>
    <style:style style:name="P14" style:family="paragraph" style:parent-style-name="Standard">
      <style:paragraph-properties fo:text-align="start" style:justify-single-word="false"/>
      <style:text-properties officeooo:paragraph-rsid="001612ac"/>
    </style:style>
    <style:style style:name="P15" style:family="paragraph" style:parent-style-name="Standard">
      <style:paragraph-properties fo:text-align="start" style:justify-single-word="false"/>
      <style:text-properties officeooo:rsid="000b01c6" officeooo:paragraph-rsid="000b01c6"/>
    </style:style>
    <style:style style:name="P16" style:family="paragraph" style:parent-style-name="Standard">
      <style:paragraph-properties fo:text-align="start" style:justify-single-word="false"/>
      <style:text-properties fo:color="#000000" officeooo:rsid="000b01c6" officeooo:paragraph-rsid="000b01c6"/>
    </style:style>
    <style:style style:name="P17" style:family="paragraph" style:parent-style-name="Standard">
      <style:paragraph-properties fo:text-align="start" style:justify-single-word="false"/>
      <style:text-properties fo:color="#000000" officeooo:rsid="000ce11a" officeooo:paragraph-rsid="000ce11a"/>
    </style:style>
    <style:style style:name="P18" style:family="paragraph" style:parent-style-name="Standard">
      <style:paragraph-properties fo:text-align="start" style:justify-single-word="false"/>
      <style:text-properties fo:color="#000000" officeooo:rsid="000fa896" officeooo:paragraph-rsid="000fa896"/>
    </style:style>
    <style:style style:name="P19" style:family="paragraph" style:parent-style-name="Standard">
      <style:paragraph-properties fo:text-align="start" style:justify-single-word="false"/>
      <style:text-properties fo:color="#000000" officeooo:rsid="0011a15f" officeooo:paragraph-rsid="0011a15f"/>
    </style:style>
    <style:style style:name="P20" style:family="paragraph" style:parent-style-name="Standard">
      <style:paragraph-properties fo:text-align="start" style:justify-single-word="false"/>
      <style:text-properties officeooo:rsid="000ce11a" officeooo:paragraph-rsid="000ce11a"/>
    </style:style>
    <style:style style:name="P21" style:family="paragraph" style:parent-style-name="Standard">
      <style:paragraph-properties fo:text-align="start" style:justify-single-word="false"/>
      <style:text-properties officeooo:rsid="000fa896" officeooo:paragraph-rsid="000fa896"/>
    </style:style>
    <style:style style:name="P22" style:family="paragraph" style:parent-style-name="Standard">
      <style:paragraph-properties fo:text-align="start" style:justify-single-word="false"/>
      <style:text-properties officeooo:rsid="0011efb6" officeooo:paragraph-rsid="0011efb6"/>
    </style:style>
    <style:style style:name="P23" style:family="paragraph" style:parent-style-name="Standard">
      <style:paragraph-properties fo:text-align="start" style:justify-single-word="false"/>
      <style:text-properties officeooo:rsid="001436c0" officeooo:paragraph-rsid="001436c0"/>
    </style:style>
    <style:style style:name="P24" style:family="paragraph" style:parent-style-name="Standard">
      <style:paragraph-properties fo:text-align="start" style:justify-single-word="false"/>
      <style:text-properties officeooo:rsid="00148ce9" officeooo:paragraph-rsid="00148ce9"/>
    </style:style>
    <style:style style:name="P25" style:family="paragraph" style:parent-style-name="Standard">
      <style:paragraph-properties fo:text-align="start" style:justify-single-word="false"/>
      <style:text-properties fo:font-weight="normal" officeooo:rsid="00148ce9" officeooo:paragraph-rsid="00148ce9" style:font-weight-asian="normal" style:font-weight-complex="normal"/>
    </style:style>
    <style:style style:name="P26" style:family="paragraph" style:parent-style-name="Standard">
      <style:paragraph-properties fo:text-align="start" style:justify-single-word="false"/>
      <style:text-properties style:font-name="Liberation Serif" officeooo:rsid="001612ac" officeooo:paragraph-rsid="001612ac"/>
    </style:style>
    <style:style style:name="P27" style:family="paragraph" style:parent-style-name="Standard">
      <style:paragraph-properties fo:text-align="start" style:justify-single-word="false"/>
      <style:text-properties officeooo:rsid="001612ac" officeooo:paragraph-rsid="001612ac"/>
    </style:style>
    <style:style style:name="P28" style:family="paragraph" style:parent-style-name="Standard">
      <style:paragraph-properties fo:margin-left="0cm" fo:margin-right="0cm" fo:orphans="2" fo:widows="2" fo:text-indent="0cm" style:auto-text-indent="false"/>
      <style:text-properties officeooo:paragraph-rsid="001894af"/>
    </style:style>
    <style:style style:name="P29" style:family="paragraph" style:parent-style-name="Standard">
      <style:paragraph-properties fo:margin-left="0cm" fo:margin-right="0cm" fo:orphans="2" fo:widows="2" fo:text-indent="0cm" style:auto-text-indent="false"/>
      <style:text-properties fo:font-variant="normal" fo:text-transform="none" fo:color="#28170e" style:font-name="roboto" fo:font-size="11.25pt" fo:letter-spacing="normal" fo:font-style="normal" fo:font-weight="normal"/>
    </style:style>
    <style:style style:name="P30" style:family="paragraph" style:parent-style-name="Standard">
      <style:paragraph-properties fo:margin-left="0cm" fo:margin-right="0cm" fo:orphans="2" fo:widows="2" fo:text-indent="0cm" style:auto-text-indent="false"/>
      <style:text-properties fo:font-variant="normal" fo:text-transform="none" fo:color="#28170e" style:font-name="roboto" fo:font-size="11.25pt" fo:letter-spacing="normal" fo:font-style="normal" fo:font-weight="normal" officeooo:paragraph-rsid="00177363"/>
    </style:style>
    <style:style style:name="P31" style:family="paragraph" style:parent-style-name="Standard">
      <style:paragraph-properties fo:margin-left="0cm" fo:margin-right="0cm" fo:orphans="2" fo:widows="2" fo:text-indent="0cm" style:auto-text-indent="false"/>
      <style:text-properties fo:font-variant="normal" fo:text-transform="none" fo:color="#28170e" style:font-name="roboto" fo:font-size="11.25pt" fo:letter-spacing="normal" fo:font-style="normal" fo:font-weight="normal" officeooo:paragraph-rsid="001894af"/>
    </style:style>
    <style:style style:name="P32" style:family="paragraph" style:parent-style-name="Standard">
      <style:paragraph-properties fo:margin-left="0cm" fo:margin-right="0cm" fo:orphans="2" fo:widows="2" fo:text-indent="0cm" style:auto-text-indent="false"/>
      <style:text-properties fo:font-variant="normal" fo:text-transform="none" fo:color="#28170e" style:font-name="roboto" fo:font-size="11.25pt" fo:letter-spacing="normal" fo:font-style="normal" fo:font-weight="normal" officeooo:rsid="00177363" officeooo:paragraph-rsid="00177363"/>
    </style:style>
    <style:style style:name="P33" style:family="paragraph" style:parent-style-name="Standard">
      <style:paragraph-properties fo:margin-left="0cm" fo:margin-right="0cm" fo:orphans="2" fo:widows="2" fo:text-indent="0cm" style:auto-text-indent="false"/>
      <style:text-properties fo:font-variant="normal" fo:text-transform="none" fo:color="#28170e" style:font-name="roboto" fo:font-size="11.25pt" fo:letter-spacing="normal" fo:font-style="normal" fo:font-weight="normal" officeooo:rsid="001894af" officeooo:paragraph-rsid="001894af"/>
    </style:style>
    <style:style style:name="P34" style:family="paragraph" style:parent-style-name="Standard">
      <style:paragraph-properties fo:margin-left="0cm" fo:margin-right="0cm" fo:orphans="2" fo:widows="2" fo:text-indent="0cm" style:auto-text-indent="false"/>
      <style:text-properties officeooo:rsid="00096f21"/>
    </style:style>
    <style:style style:name="P35" style:family="paragraph" style:parent-style-name="Standard">
      <style:paragraph-properties fo:margin-left="0cm" fo:margin-right="0cm" fo:text-align="start" style:justify-single-word="false" fo:orphans="2" fo:widows="2" fo:text-indent="0cm" style:auto-text-indent="false"/>
      <style:text-properties officeooo:rsid="001894af" officeooo:paragraph-rsid="001894af"/>
    </style:style>
    <style:style style:name="P36" style:family="paragraph" style:parent-style-name="Standard">
      <style:paragraph-properties fo:margin-left="0cm" fo:margin-right="0cm" fo:text-align="start" style:justify-single-word="false" fo:orphans="2" fo:widows="2" fo:text-indent="0cm" style:auto-text-indent="false"/>
      <style:text-properties officeooo:paragraph-rsid="001894af"/>
    </style:style>
    <style:style style:name="P37" style:family="paragraph" style:parent-style-name="Standard">
      <style:paragraph-properties fo:margin-left="0cm" fo:margin-right="0cm" fo:orphans="2" fo:widows="2" fo:text-indent="0cm" style:auto-text-indent="false" fo:break-before="page"/>
      <style:text-properties fo:font-variant="normal" fo:text-transform="none" fo:color="#28170e" style:font-name="roboto" fo:font-size="11.25pt" fo:letter-spacing="normal" fo:font-style="normal" fo:font-weight="normal" officeooo:rsid="00177363" officeooo:paragraph-rsid="00177363"/>
    </style:style>
    <style:style style:name="P38" style:family="paragraph" style:parent-style-name="Standard">
      <style:paragraph-properties fo:margin-left="0cm" fo:margin-right="0cm" fo:orphans="2" fo:widows="2" fo:text-indent="0cm" style:auto-text-indent="false" fo:break-before="page"/>
      <style:text-properties fo:font-variant="normal" fo:text-transform="none" fo:color="#28170e" style:font-name="roboto" fo:font-size="11.25pt" fo:letter-spacing="normal" fo:font-style="normal" fo:font-weight="normal" officeooo:rsid="001894af" officeooo:paragraph-rsid="001894af"/>
    </style:style>
    <style:style style:name="P39" style:family="paragraph" style:parent-style-name="Standard">
      <style:paragraph-properties fo:text-align="start" style:justify-single-word="false" fo:break-before="page"/>
      <style:text-properties officeooo:paragraph-rsid="0011efb6"/>
    </style:style>
    <style:style style:name="P40" style:family="paragraph" style:parent-style-name="Standard">
      <style:paragraph-properties fo:text-align="start" style:justify-single-word="false" fo:break-before="page"/>
      <style:text-properties officeooo:paragraph-rsid="00128daf"/>
    </style:style>
    <style:style style:name="P41" style:family="paragraph" style:parent-style-name="Standard">
      <style:paragraph-properties fo:text-align="start" style:justify-single-word="false" fo:break-before="page"/>
      <style:text-properties officeooo:paragraph-rsid="001612ac"/>
    </style:style>
    <style:style style:name="P42" style:family="paragraph" style:parent-style-name="Standard">
      <style:paragraph-properties fo:text-align="start" style:justify-single-word="false" fo:break-before="page"/>
      <style:text-properties officeooo:rsid="000b01c6" officeooo:paragraph-rsid="000b01c6"/>
    </style:style>
    <style:style style:name="P43" style:family="paragraph" style:parent-style-name="Standard">
      <style:paragraph-properties fo:text-align="start" style:justify-single-word="false" fo:break-before="page"/>
      <style:text-properties officeooo:rsid="000ce11a" officeooo:paragraph-rsid="000ce11a"/>
    </style:style>
    <style:style style:name="P44" style:family="paragraph" style:parent-style-name="Standard">
      <style:paragraph-properties fo:text-align="start" style:justify-single-word="false" fo:break-before="page"/>
      <style:text-properties officeooo:rsid="000fa896" officeooo:paragraph-rsid="000fa896"/>
    </style:style>
    <style:style style:name="P45" style:family="paragraph" style:parent-style-name="Standard">
      <style:paragraph-properties fo:text-align="start" style:justify-single-word="false" fo:break-before="page"/>
      <style:text-properties officeooo:rsid="00148ce9" officeooo:paragraph-rsid="00148ce9"/>
    </style:style>
    <style:style style:name="P46" style:family="paragraph" style:parent-style-name="Standard">
      <style:paragraph-properties fo:text-align="start" style:justify-single-word="false" fo:break-before="page"/>
      <style:text-properties officeooo:rsid="001612ac" officeooo:paragraph-rsid="001612ac"/>
    </style:style>
    <style:style style:name="T1" style:family="text">
      <style:text-properties fo:font-variant="normal" fo:text-transform="none" fo:color="#000000" style:font-name="roboto" fo:font-size="11.25pt" fo:letter-spacing="normal" fo:font-style="normal" fo:font-weight="normal"/>
    </style:style>
    <style:style style:name="T2" style:family="text">
      <style:text-properties fo:font-variant="normal" fo:text-transform="none" fo:color="#000000" style:font-name="roboto" fo:font-size="11.25pt" fo:letter-spacing="normal" fo:font-style="normal" fo:font-weight="normal" officeooo:rsid="0011efb6"/>
    </style:style>
    <style:style style:name="T3" style:family="text">
      <style:text-properties fo:font-variant="normal" fo:text-transform="none" fo:color="#000000" style:font-name="roboto" fo:font-size="11.25pt" fo:letter-spacing="normal" fo:font-style="normal" fo:font-weight="normal" style:font-size-asian="12pt" style:font-size-complex="12pt"/>
    </style:style>
    <style:style style:name="T4" style:family="text">
      <style:text-properties fo:font-variant="normal" fo:text-transform="none" fo:color="#000000" style:font-name="roboto" fo:font-size="11.25pt" fo:letter-spacing="normal" fo:font-style="normal" fo:font-weight="normal" officeooo:rsid="001612ac" style:font-size-asian="12pt" style:font-size-complex="12pt"/>
    </style:style>
    <style:style style:name="T5" style:family="text">
      <style:text-properties fo:font-variant="normal" fo:text-transform="none" fo:color="#000000" style:font-name="roboto" fo:font-size="11.25pt" fo:letter-spacing="normal" fo:font-style="normal" fo:font-weight="normal" officeooo:rsid="001894af"/>
    </style:style>
    <style:style style:name="T6" style:family="text">
      <style:text-properties fo:font-variant="normal" fo:text-transform="none" fo:color="#000000" style:font-name="roboto" fo:font-size="11.25pt" fo:letter-spacing="normal" fo:font-style="normal" fo:font-weight="bold"/>
    </style:style>
    <style:style style:name="T7" style:family="text">
      <style:text-properties fo:font-variant="normal" fo:text-transform="none" fo:color="#000000" style:font-name="roboto" fo:font-size="11.25pt" fo:letter-spacing="normal" fo:font-style="normal" fo:font-weight="bold" officeooo:rsid="0011efb6"/>
    </style:style>
    <style:style style:name="T8" style:family="text">
      <style:text-properties fo:font-variant="normal" fo:text-transform="none" fo:color="#000000" style:font-name="roboto" fo:font-size="11.25pt" fo:letter-spacing="normal" fo:font-style="normal" fo:font-weight="bold" style:font-size-asian="12pt" style:font-size-complex="12pt"/>
    </style:style>
    <style:style style:name="T9" style:family="text">
      <style:text-properties fo:font-variant="normal" fo:text-transform="none" fo:color="#000000" style:font-name="roboto" fo:font-size="11.25pt" fo:letter-spacing="normal" fo:font-style="normal" fo:font-weight="bold" officeooo:rsid="001612ac" style:font-size-asian="12pt" style:font-size-complex="12pt"/>
    </style:style>
    <style:style style:name="T10" style:family="text">
      <style:text-properties fo:font-variant="normal" fo:text-transform="none" fo:color="#000000" style:font-name="roboto" fo:font-size="11.25pt" fo:letter-spacing="normal" fo:font-style="normal" style:text-underline-style="none" fo:font-weight="normal"/>
    </style:style>
    <style:style style:name="T11" style:family="text">
      <style:text-properties fo:font-variant="normal" fo:text-transform="none" fo:color="#000000" style:font-name="roboto" fo:font-size="11.25pt" fo:letter-spacing="normal" fo:font-style="normal" style:text-underline-style="none" fo:font-weight="normal" officeooo:rsid="0009eea0"/>
    </style:style>
    <style:style style:name="T12" style:family="text">
      <style:text-properties fo:font-variant="normal" fo:text-transform="none" fo:color="#000000" style:font-name="roboto" fo:font-size="11.25pt" fo:letter-spacing="normal" fo:font-style="normal" style:text-underline-style="none" fo:font-weight="bold"/>
    </style:style>
    <style:style style:name="T13" style:family="text">
      <style:text-properties fo:font-variant="normal" fo:text-transform="none" fo:color="#000000" style:font-name="roboto" fo:font-size="12pt" fo:letter-spacing="normal" fo:font-style="normal" fo:font-weight="normal" style:font-size-asian="12pt" style:font-size-complex="12pt"/>
    </style:style>
    <style:style style:name="T14" style:family="text">
      <style:text-properties fo:font-variant="normal" fo:text-transform="none" fo:color="#000000" style:font-name="roboto" fo:font-size="12pt" fo:letter-spacing="normal" fo:font-style="normal" fo:font-weight="normal" officeooo:rsid="00148ce9" style:font-size-asian="12pt" style:font-size-complex="12pt"/>
    </style:style>
    <style:style style:name="T15" style:family="text">
      <style:text-properties fo:font-variant="normal" fo:text-transform="none" fo:color="#000000" fo:letter-spacing="normal"/>
    </style:style>
    <style:style style:name="T16" style:family="text">
      <style:text-properties fo:font-variant="normal" fo:text-transform="none" fo:color="#000000" fo:letter-spacing="normal" style:text-underline-style="none"/>
    </style:style>
    <style:style style:name="T17" style:family="text">
      <style:text-properties fo:font-variant="normal" fo:text-transform="none" fo:color="#000000" fo:letter-spacing="normal" officeooo:rsid="0011efb6"/>
    </style:style>
    <style:style style:name="T18" style:family="text">
      <style:text-properties fo:font-variant="normal" fo:text-transform="none" fo:color="#000000" fo:letter-spacing="normal" fo:font-style="normal"/>
    </style:style>
    <style:style style:name="T19" style:family="text">
      <style:text-properties fo:font-variant="normal" fo:text-transform="none" fo:color="#000000" style:font-name="inherit" fo:font-size="11.25pt" fo:letter-spacing="normal" fo:font-style="normal"/>
    </style:style>
    <style:style style:name="T20" style:family="text">
      <style:text-properties fo:font-variant="normal" fo:text-transform="none" fo:color="#000000" style:font-name="inherit" fo:font-size="11.25pt" fo:letter-spacing="normal" fo:font-style="normal" fo:font-weight="bold"/>
    </style:style>
    <style:style style:name="T21" style:family="text">
      <style:text-properties fo:font-variant="normal" fo:text-transform="none" fo:color="#000000" style:font-name="inherit" fo:font-size="11.25pt" fo:letter-spacing="normal" fo:font-style="normal" fo:font-weight="bold" officeooo:rsid="00148ce9"/>
    </style:style>
    <style:style style:name="T22" style:family="text">
      <style:text-properties fo:font-variant="normal" fo:text-transform="none" fo:color="#000000" fo:font-size="11.25pt" fo:letter-spacing="normal" fo:font-style="normal"/>
    </style:style>
    <style:style style:name="T23" style:family="text">
      <style:text-properties fo:font-variant="normal" fo:text-transform="none" fo:color="#000000" style:font-name="Liberation Serif" fo:font-size="11.25pt" fo:letter-spacing="normal" fo:font-style="normal" fo:font-weight="normal" officeooo:rsid="00148ce9" style:font-weight-asian="normal" style:font-weight-complex="normal"/>
    </style:style>
    <style:style style:name="T24" style:family="text">
      <style:text-properties fo:font-variant="normal" fo:text-transform="none" fo:color="#000000" style:font-name="Liberation Serif" fo:font-size="12pt" fo:letter-spacing="normal" fo:font-style="normal" fo:font-weight="normal" officeooo:rsid="00148ce9" style:font-size-asian="12pt" style:font-weight-asian="normal" style:font-size-complex="12pt" style:font-weight-complex="normal"/>
    </style:style>
    <style:style style:name="T25" style:family="text">
      <style:text-properties fo:font-variant="normal" fo:text-transform="none" fo:color="#000000" style:font-name="Liberation Serif" fo:font-size="12pt" fo:letter-spacing="normal" fo:font-style="normal" fo:font-weight="normal"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01612ac" style:font-size-asian="12pt" style:font-size-complex="12pt"/>
    </style:style>
    <style:style style:name="T27" style:family="text">
      <style:text-properties fo:font-variant="normal" fo:text-transform="none" fo:color="#000000" fo:font-size="12pt" fo:letter-spacing="normal" fo:font-style="normal" style:font-size-asian="12pt" style:font-size-complex="12pt"/>
    </style:style>
    <style:style style:name="T28" style:family="text">
      <style:text-properties fo:font-variant="normal" fo:text-transform="none" fo:color="#000000" fo:font-size="12pt" fo:letter-spacing="normal" fo:font-style="normal" officeooo:rsid="00148ce9" style:font-size-asian="12pt" style:font-size-complex="12pt"/>
    </style:style>
    <style:style style:name="T29" style:family="text">
      <style:text-properties fo:font-variant="normal" fo:text-transform="none" fo:color="#000000" fo:font-size="12pt" fo:letter-spacing="normal" fo:font-style="normal" fo:font-weight="normal" style:font-size-asian="12pt" style:font-size-complex="12pt"/>
    </style:style>
    <style:style style:name="T30" style:family="text">
      <style:text-properties fo:font-variant="normal" fo:text-transform="none" fo:color="#28170e" style:font-name="roboto" fo:font-size="11.25pt" fo:letter-spacing="normal" fo:font-style="normal" style:text-underline-style="none" fo:font-weight="normal" officeooo:rsid="0009eea0"/>
    </style:style>
    <style:style style:name="T31" style:family="text">
      <style:text-properties fo:font-variant="normal" fo:text-transform="none" fo:color="#28170e" style:font-name="roboto" fo:font-size="11.25pt" fo:letter-spacing="normal" fo:font-style="normal" fo:font-weight="normal"/>
    </style:style>
    <style:style style:name="T32" style:family="text">
      <style:text-properties fo:font-variant="normal" fo:text-transform="none" fo:color="#28170e" style:font-name="roboto" fo:font-size="11.25pt" fo:letter-spacing="normal" fo:font-style="normal" fo:font-weight="normal" officeooo:rsid="0009eea0"/>
    </style:style>
    <style:style style:name="T33" style:family="text">
      <style:text-properties fo:font-variant="normal" fo:text-transform="none" fo:color="#28170e" style:font-name="roboto" fo:font-size="11.25pt" fo:letter-spacing="normal" fo:font-style="normal" fo:font-weight="normal" officeooo:rsid="000e95e5"/>
    </style:style>
    <style:style style:name="T34" style:family="text">
      <style:text-properties fo:font-variant="normal" fo:text-transform="none" fo:color="#28170e" style:font-name="roboto" fo:font-size="11.25pt" fo:letter-spacing="normal" fo:font-style="normal" fo:font-weight="normal" officeooo:rsid="0011efb6"/>
    </style:style>
    <style:style style:name="T35" style:family="text">
      <style:text-properties fo:font-variant="normal" fo:text-transform="none" fo:color="#28170e" style:font-name="roboto" fo:font-size="11.25pt" fo:letter-spacing="normal" fo:font-style="normal" fo:font-weight="normal" officeooo:rsid="00148ce9"/>
    </style:style>
    <style:style style:name="T36" style:family="text">
      <style:text-properties fo:font-variant="normal" fo:text-transform="none" fo:color="#28170e" style:font-name="roboto" fo:font-size="11.25pt" fo:letter-spacing="normal" fo:font-style="normal" fo:font-weight="normal" style:font-size-asian="12pt" style:font-size-complex="12pt"/>
    </style:style>
    <style:style style:name="T37" style:family="text">
      <style:text-properties fo:font-variant="normal" fo:text-transform="none" fo:color="#28170e" style:font-name="roboto" fo:font-size="11.25pt" fo:letter-spacing="normal" fo:font-style="normal" fo:font-weight="normal" officeooo:rsid="00148ce9" style:font-size-asian="12pt" style:font-size-complex="12pt"/>
    </style:style>
    <style:style style:name="T38" style:family="text">
      <style:text-properties fo:font-variant="normal" fo:text-transform="none" fo:color="#28170e" style:font-name="roboto" fo:font-size="11.25pt" fo:letter-spacing="normal" fo:font-style="normal" fo:font-weight="normal" officeooo:rsid="001612ac" style:font-size-asian="12pt" style:font-size-complex="12pt"/>
    </style:style>
    <style:style style:name="T39" style:family="text">
      <style:text-properties fo:color="#000000"/>
    </style:style>
    <style:style style:name="T40" style:family="text">
      <style:text-properties fo:color="#000000" officeooo:rsid="00096f21"/>
    </style:style>
    <style:style style:name="T41" style:family="text">
      <style:text-properties fo:color="#000000" officeooo:rsid="0009eea0"/>
    </style:style>
    <style:style style:name="T42" style:family="text">
      <style:text-properties fo:color="#000000" style:text-underline-style="solid" style:text-underline-width="auto" style:text-underline-color="font-color" officeooo:rsid="0009eea0"/>
    </style:style>
    <style:style style:name="T43" style:family="text">
      <style:text-properties fo:color="#000000" style:text-underline-style="solid" style:text-underline-width="auto" style:text-underline-color="font-color" officeooo:rsid="00096f21"/>
    </style:style>
    <style:style style:name="T44" style:family="text">
      <style:text-properties fo:color="#000000" style:text-underline-style="solid" style:text-underline-width="auto" style:text-underline-color="font-color" fo:font-weight="bold" style:font-weight-asian="bold" style:font-weight-complex="bold"/>
    </style:style>
    <style:style style:name="T45" style:family="text">
      <style:text-properties fo:color="#000000" style:text-underline-style="solid" style:text-underline-width="auto" style:text-underline-color="font-color" fo:font-weight="bold" officeooo:rsid="0009eea0" style:font-weight-asian="bold" style:font-weight-complex="bold"/>
    </style:style>
    <style:style style:name="T46" style:family="text">
      <style:text-properties fo:color="#000000" style:text-underline-style="none"/>
    </style:style>
    <style:style style:name="T47" style:family="text">
      <style:text-properties fo:color="#000000" style:text-underline-style="none" officeooo:rsid="0009eea0"/>
    </style:style>
    <style:style style:name="T48" style:family="text">
      <style:text-properties fo:color="#000000" officeooo:rsid="000b01c6"/>
    </style:style>
    <style:style style:name="T49" style:family="text">
      <style:text-properties fo:color="#000000" officeooo:rsid="000e95e5"/>
    </style:style>
    <style:style style:name="T50" style:family="text">
      <style:text-properties fo:color="#000000" officeooo:rsid="000ce11a"/>
    </style:style>
    <style:style style:name="T51" style:family="text">
      <style:text-properties fo:color="#000000" officeooo:rsid="0011a15f"/>
    </style:style>
    <style:style style:name="T52" style:family="text">
      <style:text-properties fo:color="#000000" officeooo:rsid="0011efb6"/>
    </style:style>
    <style:style style:name="T53" style:family="text">
      <style:text-properties fo:color="#000000" officeooo:rsid="001436c0"/>
    </style:style>
    <style:style style:name="T54" style:family="text">
      <style:text-properties fo:color="#000000" officeooo:rsid="00148ce9"/>
    </style:style>
    <style:style style:name="T55" style:family="text">
      <style:text-properties fo:color="#000000" fo:font-weight="bold"/>
    </style:style>
    <style:style style:name="T56" style:family="text">
      <style:text-properties fo:color="#000000" officeooo:rsid="001894af"/>
    </style:style>
    <style:style style:name="T57" style:family="text">
      <style:text-properties fo:color="#000000" officeooo:rsid="00177363"/>
    </style:style>
    <style:style style:name="T58" style:family="text">
      <style:text-properties style:text-underline-style="solid" style:text-underline-width="auto" style:text-underline-color="font-color" fo:font-weight="bold" style:font-weight-asian="bold" style:font-weight-complex="bold"/>
    </style:style>
    <style:style style:name="T59" style:family="text">
      <style:text-properties style:text-underline-style="none"/>
    </style:style>
    <style:style style:name="T60" style:family="text">
      <style:text-properties officeooo:rsid="000b01c6"/>
    </style:style>
    <style:style style:name="T61" style:family="text">
      <style:text-properties officeooo:rsid="0011a15f"/>
    </style:style>
    <style:style style:name="T62" style:family="text">
      <style:text-properties officeooo:rsid="0011ef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classes de DOFUS :</text:p>
      <text:p text:style-name="P2"/>
      <text:p text:style-name="P2">- <text:span text:style-name="T58">Ecaflip :</text:span> « Combattant imprévisible »</text:p>
      <text:p text:style-name="P2"><text:tab/></text:p>
      <text:p text:style-name="P4"><text:span text:style-name="T1">Les Ecaflips sont des </text:span><text:span text:style-name="Strong_20_Emphasis"><text:span text:style-name="T6">guerriers joueurs </text:span></text:span><text:span text:style-name="T1">qui se fourrent dans les endroits où l'on peut gagner gros, et perdre beaucoup... Un Ecaflip bien dans sa peau parie sans arrêt, pour tout et pour rien.</text:span><text:span text:style-name="T39"><text:line-break/><text:line-break/></text:span><text:span text:style-name="T1">Mais attention, il prend le jeu très au sérieux et ira même jusqu'à risquer sa vie sur un jet de dés pour tenter de remporter la mise...</text:span><text:span text:style-name="T39"> </text:span></text:p>
      <text:p text:style-name="P4"><text:span text:style-name="T39"/></text:p>
      <text:p text:style-name="P3"><text:span text:style-name="T39">Liste des sorts :</text:span></text:p>
      <text:p text:style-name="P5"><text:span text:style-name="T40">1/ </text:span><text:span text:style-name="T43">Pile ou Face</text:span><text:span text:style-name="T40">. </text:span><text:span text:style-name="T31">Occasionne des dommages Terre. Les dommages du sort sont réduits au tour suivant.</text:span><text:span text:style-name="T39"> </text:span></text:p>
      <text:p text:style-name="P3"><text:span text:style-name="T39"/></text:p>
      <text:p text:style-name="P5"><text:span text:style-name="T40">2/ </text:span><text:span text:style-name="T43">Chance d’Ecaflip</text:span><text:span text:style-name="T40">. </text:span><text:span text:style-name="T31">Divise par 2 les dommages subis pendant 1 tour. Au tour suivant, les dommages reçus sont augmentés de 50%.</text:span><text:span text:style-name="T39"> </text:span></text:p>
      <text:p text:style-name="P3"><text:span text:style-name="T39"/></text:p>
      <text:p text:style-name="P5"><text:span text:style-name="T40">3/ </text:span><text:span text:style-name="T42">Bond du félin</text:span><text:span text:style-name="T41">. </text:span><text:span text:style-name="T32">Augmente les PM de la cible de 1 pendant 1 tour.</text:span><text:span text:style-name="T41"> </text:span></text:p>
      <text:p text:style-name="P3"><text:span text:style-name="T41"/></text:p>
      <text:p text:style-name="P5"><text:span text:style-name="T40">4/ </text:span><text:span text:style-name="T42">Bluff.</text:span><text:span text:style-name="T47"> </text:span><text:span text:style-name="T30">Occasionne dommages Air. En coup critique, occasionne des dommages Eau.</text:span><text:span text:style-name="T47"> </text:span></text:p>
      <text:p text:style-name="P3"><text:span text:style-name="T42"/></text:p>
      <text:p text:style-name="P5"><text:span text:style-name="T40">5/ </text:span><text:span text:style-name="T42">Perception.</text:span><text:span text:style-name="T47"> </text:span><text:span text:style-name="T30">La cible est soignée de 4% de sa vie par ennemi à proximité. Détecte les entités invisibles dans la zone d'effet.</text:span><text:span text:style-name="T47"> </text:span></text:p>
      <text:p text:style-name="P5"><text:span text:style-name="T47"/></text:p>
      <text:p text:style-name="P5"><text:span text:style-name="T40">6/ </text:span><text:span text:style-name="T42">Topkaj.</text:span><text:span text:style-name="T47"> </text:span><text:span text:style-name="T30">Occasionne des dommages Feu.</text:span><text:span text:style-name="T47"> </text:span></text:p>
      <text:p text:style-name="P5"><text:span text:style-name="T47"/></text:p>
      <text:p text:style-name="P5"><text:span text:style-name="T40">7/ </text:span><text:span text:style-name="T42">Griffe invocatrice.</text:span><text:span text:style-name="T47"> </text:span><text:span text:style-name="T30">Invoque un Chaton qui inflige des dégâts Eau à ses ennemis. À chaque fois qu'il attaque, le Chaton augmente la Puissance de son invocateur.</text:span><text:span text:style-name="T47"> </text:span></text:p>
      <text:p text:style-name="P5"><text:span text:style-name="T47"/></text:p>
      <text:p text:style-name="P5"><text:span text:style-name="T40">8/ </text:span><text:span text:style-name="T42">Tout ou rien.</text:span><text:span text:style-name="T47"> </text:span><text:span text:style-name="T30">Sur ennemis : Occasionne des dommages Eau en zone immédiatement et soigne au tour suivant. Sur alliés : Soigne en zone immédiatement et occasionne des dommages Eau au tour suivant. Le lanceur est toujours affecté en premier.</text:span><text:span text:style-name="T47"> </text:span></text:p>
      <text:p text:style-name="P5"><text:span text:style-name="T47"/></text:p>
      <text:p text:style-name="P5"><text:span text:style-name="T40">9/ </text:span><text:span text:style-name="T42">Roulette.</text:span><text:span text:style-name="T47"> </text:span><text:span text:style-name="T30">Invoque une Roulette qui procure un bonus aléatoire à tout le monde au début de son tour.</text:span><text:span text:style-name="T47"> </text:span></text:p>
      <text:p text:style-name="P5"><text:span text:style-name="T47"/></text:p>
      <text:p text:style-name="P5"><text:span text:style-name="T40">10/ </text:span><text:span text:style-name="T42">Contrecoup.</text:span><text:span text:style-name="T47"> </text:span><text:span text:style-name="T30">Applique un bouclier sur la cible. La valeur du bouclier est plus importante sur le lanceur.</text:span><text:span text:style-name="T47"> </text:span></text:p>
      <text:p text:style-name="P5"><text:span text:style-name="T47"/></text:p>
      <text:p text:style-name="P5"><text:span text:style-name="T40">11/ </text:span><text:span text:style-name="T42">Langue râpeuse.</text:span><text:span text:style-name="T47"> </text:span><text:span text:style-name="T30">Occasionne des dommages Feu aux ennemis. Sur ennemi : réduit la portée le tour en cours mais l'augmente le tour suivant. Sur allié : augmente la portée le tour en cours mais la réduit le tour suivant.</text:span><text:span text:style-name="T47"> </text:span></text:p>
      <text:p text:style-name="P5"><text:span text:style-name="T47"/></text:p>
      <text:p text:style-name="P5"><text:span text:style-name="T40">12/ </text:span><text:span text:style-name="T42">Roue de la fortune.</text:span><text:span text:style-name="T47"> </text:span><text:span text:style-name="T30">Augmente la Puissance des sorts.</text:span><text:span text:style-name="T47"> </text:span></text:p>
      <text:p text:style-name="P5"><text:span text:style-name="T47"/></text:p>
      <text:p text:style-name="P5"><text:span text:style-name="T40">13/ </text:span><text:span text:style-name="T42">Esprit félin.</text:span><text:span text:style-name="T47"> </text:span><text:span text:style-name="T30">Occasionne des dommages Terre et téléporte symétriquement par rapport à la cible.</text:span><text:span text:style-name="T47"> </text:span></text:p>
      <text:p text:style-name="P5"><text:span text:style-name="T47"/></text:p>
      <text:p text:style-name="P5"><text:span text:style-name="T40">14/ </text:span><text:span text:style-name="T42">Trèfle.</text:span><text:span text:style-name="T47"> </text:span><text:span text:style-name="T11">Applique un bonus aux Coups Critiques mais réduit les dommages d'armes pendant 2 tours. Si relancé pendant la durée de l'effet, applique un malus aux coups critiques à la place.</text:span></text:p>
      <text:p text:style-name="P29"/>
      <text:p text:style-name="P3"><text:span text:style-name="T47"/></text:p>
      <text:p text:style-name="P5"><text:soft-page-break/><text:span text:style-name="T40">15/ </text:span><text:span text:style-name="T42">Odorat.</text:span><text:span text:style-name="T47"> </text:span><text:span text:style-name="T30">Occasionne un gain de PM mais une perte de PA en zone le tour en cours, puis un gain de PA mais une perte de PM le tour suivant. Le coût en PA du sort est remboursé pour l'Ecaflip.</text:span><text:span text:style-name="T47"> </text:span></text:p>
      <text:p text:style-name="P5"><text:span text:style-name="T47"/></text:p>
      <text:p text:style-name="P5"><text:span text:style-name="T40">16/ </text:span><text:span text:style-name="T42">Réflexes.</text:span><text:span text:style-name="T47"> </text:span><text:span text:style-name="T30">Occasionne des dommages Air en zone et applique un malus de vie insoignable.</text:span><text:span text:style-name="T47"> </text:span></text:p>
      <text:p text:style-name="P5"><text:span text:style-name="T47"/></text:p>
      <text:p text:style-name="P5"><text:span text:style-name="T40">17/ </text:span><text:span text:style-name="T42">Griffe joueuse.</text:span><text:span text:style-name="T47"> </text:span><text:span text:style-name="T11">Occasionne des dommages Terre sur plusieurs cases en ligne droite. En coup critique, occasionne des dommages Eau.</text:span></text:p>
      <text:p text:style-name="P34"><text:span text:style-name="T47"/></text:p>
      <text:p text:style-name="P5"><text:span text:style-name="T40">18/ </text:span><text:span text:style-name="T42">Félintion.</text:span><text:span text:style-name="T47"> </text:span><text:span text:style-name="T30">Vole des points de vie aux ennemis dans l'élément Eau. Pousse les ennemis et alliés</text:span><text:span text:style-name="T11">.</text:span></text:p>
      <text:p text:style-name="P5"><text:span text:style-name="T47"/></text:p>
      <text:p text:style-name="P5"><text:span text:style-name="T40">19/ </text:span><text:span text:style-name="T42">Griffe de Ceangal.</text:span><text:span text:style-name="T47"> </text:span><text:span text:style-name="T11">Occasionne des dommages Air. Repousse la cible puis se rapproche d'elle.</text:span></text:p>
      <text:p text:style-name="P34"><text:span text:style-name="T47"/></text:p>
      <text:p text:style-name="P5"><text:span text:style-name="T40">20/ </text:span><text:span text:style-name="T42">Rekop.</text:span><text:span text:style-name="T47"> </text:span><text:span text:style-name="T30">Occasionne des dommages Air, Eau, Terre et Feu. Le sort est déclenché aléatoirement : dans 1, 2, ou 3 tours et les effets ne sont cumulables qu'une fois par cible. Plus les dommages sont appliqués à retardement, plus ils sont importants.</text:span><text:span text:style-name="T47"> </text:span></text:p>
      <text:p text:style-name="P5"><text:span text:style-name="T47"/></text:p>
      <text:p text:style-name="P5"><text:span text:style-name="T40">21/ </text:span><text:span text:style-name="T42">Destin d’Ecaflip.</text:span><text:span text:style-name="T47"> </text:span><text:span text:style-name="T30">Occasionne des dommages Terre, attire puis repousse la cible. Si la cible subit des dégâts de poussée dans le même tour, elle subit un malus de PM pendant 2 tours.</text:span><text:span text:style-name="T47"> </text:span></text:p>
      <text:p text:style-name="P5"><text:span text:style-name="T47"/></text:p>
      <text:p text:style-name="P42"><text:span text:style-name="T45">E</text:span><text:span text:style-name="T44">niripsa :</text:span><text:span text:style-name="T46"> « Guérisseur »</text:span></text:p>
      <text:p text:style-name="P16"><text:span text:style-name="T59"/></text:p>
      <text:p text:style-name="P15"><text:span text:style-name="T10">Les Eniripsas sont des </text:span><text:span text:style-name="Strong_20_Emphasis"><text:span text:style-name="T12">guérisseurs</text:span></text:span><text:span text:style-name="T16"> </text:span><text:span text:style-name="T10">qui soignent d'un simple mot. Ils utilisent le pouvoir de la parole pour soulager les souffrances de leurs alliés, mais parfois aussi pour blesser leurs ennemis.</text:span><text:span text:style-name="T46"><text:line-break/><text:line-break/></text:span><text:span text:style-name="T10">Certains Eniripsas sont même devenus de véritables arpenteurs du verbe, des rôdeurs des langues oubliées.</text:span><text:span text:style-name="T46"> </text:span></text:p>
      <text:p text:style-name="P3"><text:span text:style-name="T39"/></text:p>
      <text:p text:style-name="P15"><text:span text:style-name="T39">Liste des sorts :</text:span></text:p>
      <text:p text:style-name="P6"><text:span text:style-name="T48">1/ Mot Blessant. </text:span><text:span text:style-name="T31">Occasionne des dommages Air. Les alliés à proximité du lanceur (2 cases ou moins) sont soignés à hauteur de 100% des dommages occasionnés.</text:span><text:span text:style-name="T39"> </text:span></text:p>
      <text:p text:style-name="P6"><text:span text:style-name="T48"/></text:p>
      <text:p text:style-name="P6"><text:span text:style-name="T48">2/ Mot alternatif. </text:span><text:span text:style-name="T31">Occasionne des dommages Feu aux ennemis. Soigne les alliés.</text:span><text:span text:style-name="T39"> </text:span></text:p>
      <text:p text:style-name="P6"><text:span text:style-name="T48"/></text:p>
      <text:p text:style-name="P6"><text:span text:style-name="T48">3/ Mot d’Amitié. </text:span><text:span text:style-name="T31">Invoque un Lapino qui Stimule le lanceur tant qu'il est en vie : il donne 2 PA. Le Lapino soigne ses alliés. Si lancé alors que le Lapino est présent sur le terrain, téléporte le Lapino sur la cellule ciblée. Quand le Lapino meurt, il pose un glyphe de fin de tour qui soigne les alliés, et ne peut plus être invoqué pendant 3 tours.</text:span><text:span text:style-name="T39"> </text:span></text:p>
      <text:p text:style-name="P6"><text:span text:style-name="T48"/></text:p>
      <text:p text:style-name="P6"><text:span text:style-name="T48">4/ Mot interdit. </text:span><text:span text:style-name="T31">Occasionne des dommages Eau. Les alliés à proximité de la cible (2 cases ou moins) sont soignés à hauteur de 100% des dommages occasionnés.</text:span><text:span text:style-name="T39"> </text:span></text:p>
      <text:p text:style-name="P6"><text:span text:style-name="T48"/></text:p>
      <text:p text:style-name="P6"><text:span text:style-name="T48">5/ Mot de Frayeur. </text:span><text:span text:style-name="T31">Pousse la cible.</text:span><text:span text:style-name="T39"> </text:span></text:p>
      <text:p text:style-name="P6"><text:span text:style-name="T48"/></text:p>
      <text:p text:style-name="P6"><text:span text:style-name="T48">6/ Mot stimulant. </text:span><text:span text:style-name="T31">La cible devient Stimulée : elle gagne 2 PA pendant 3 tours. N'affecte pas les Eniripsas.</text:span><text:span text:style-name="T39"> </text:span></text:p>
      <text:p text:style-name="P6"><text:span text:style-name="T48"/></text:p>
      <text:p text:style-name="P6"><text:span text:style-name="T48">7/ Mot brutal. </text:span><text:span text:style-name="T31">Occasionne des dommages Terre.</text:span><text:span text:style-name="T39"> </text:span></text:p>
      <text:p text:style-name="P6"><text:span text:style-name="T48"/></text:p>
      <text:p text:style-name="P6"><text:span text:style-name="T48">8/ Mot de Jouvence. </text:span><text:span text:style-name="T31">Soigne un allié et lui retire 1 tour d'envoûtement.</text:span><text:span text:style-name="T39"> </text:span></text:p>
      <text:p text:style-name="P6"><text:span text:style-name="T48"/></text:p>
      <text:p text:style-name="P6"><text:span text:style-name="T48">9/ Mot sélectif. </text:span><text:span text:style-name="T31">Occasionne des dommages Feu aux ennemis et soigne les alliés en zone.</text:span><text:span text:style-name="T39"> </text:span></text:p>
      <text:p text:style-name="P6"><text:span text:style-name="T48"/></text:p>
      <text:p text:style-name="P6"><text:span text:style-name="T48">10/ Mot éclatant. </text:span><text:span text:style-name="T31">Occasionne des dommages Eau en zone. Les alliés à proximité des cibles (2 cases ou moins) sont soignés à hauteur de 100% des dommages occasionnés.</text:span><text:span text:style-name="T39"> </text:span></text:p>
      <text:p text:style-name="P6"><text:span text:style-name="T48"/></text:p>
      <text:p text:style-name="P6"><text:span text:style-name="T48">11/ Mot de prévention. </text:span><text:span text:style-name="T31">La cible gagne des points de bouclier pendant 2 tours.</text:span><text:span text:style-name="T39"> </text:span></text:p>
      <text:p text:style-name="P6"><text:span text:style-name="T48"/></text:p>
      <text:p text:style-name="P6"><text:span text:style-name="T48">12/ Mot turbulent. </text:span><text:span text:style-name="T31">Vole de la vie dans l'élément Air.</text:span><text:span text:style-name="T39"> </text:span></text:p>
      <text:p text:style-name="P6"><text:span text:style-name="T48"/></text:p>
      <text:p text:style-name="P6"><text:span text:style-name="T48">13/ Mot d’immobilisation. </text:span><text:span text:style-name="T31">Enlève des PM pendant 1 tour. À la fin de son tour, la cible soigne les alliés à proximité (2 cases ou moins).</text:span><text:span text:style-name="T39"> </text:span></text:p>
      <text:p text:style-name="P6"><text:span text:style-name="T48"/></text:p>
      <text:p text:style-name="P6"><text:span text:style-name="T48">14/ Mot déroutant. </text:span><text:span text:style-name="T31">Occasionne des dommages Feu aux ennemis et soigne les alliés.</text:span><text:span text:style-name="T39"> </text:span></text:p>
      <text:p text:style-name="P6"><text:span text:style-name="T48"/></text:p>
      <text:p text:style-name="P6"><text:span text:style-name="T48">15/ Mot tournoyant. </text:span><text:span text:style-name="T31">Occasionne des dommages Air en zone. Les alliés à proximité du lanceur (2 cases ou moins) sont soignés à hauteur de 100% des dommages occasionnés.</text:span><text:span text:style-name="T39"> </text:span></text:p>
      <text:p text:style-name="P6"><text:span text:style-name="T48"/></text:p>
      <text:p text:style-name="P6"><text:span text:style-name="T48">16/ Mot fracassant. </text:span><text:span text:style-name="T31">Occasionne des dommages Eau et retire des PA aux ennemis.</text:span><text:span text:style-name="T39"> </text:span></text:p>
      <text:p text:style-name="P6"><text:span text:style-name="T48"/></text:p>
      <text:p text:style-name="P6"><text:span text:style-name="T48">17/ Mot de silence. </text:span><text:span text:style-name="T31">Retire des PA en zone et dévoile les entités invisibles. Les alliés Stimulés ainsi que le lanceur ne sont pas affectés.</text:span><text:span text:style-name="T39"> </text:span></text:p>
      <text:p text:style-name="P6"><text:soft-page-break/><text:span text:style-name="T48">18/ Mot de régénération. </text:span><text:span text:style-name="T31">La cible est soignée à retardement : au début du prochain tour du lanceur, et au tour suivant.</text:span><text:span text:style-name="T39"> </text:span></text:p>
      <text:p text:style-name="P6"><text:span text:style-name="T48"/></text:p>
      <text:p text:style-name="P6"><text:span text:style-name="T48">19/ Mot d’envol. </text:span><text:span text:style-name="T31">Échange de place avec un allié (hors invocations). Retire l'état Stimulé. Applique l'état Insoignable au lanceur si l'allié n'est pas Stimulé. Le Lapino peut être ciblé mais il est tué.</text:span><text:span text:style-name="T39"> </text:span></text:p>
      <text:p text:style-name="P6"><text:span text:style-name="T48"/></text:p>
      <text:p text:style-name="P6"><text:span text:style-name="T48">20/ Mot revitalisant. </text:span><text:span text:style-name="T31">Tous les alliés Stimulés sont soignés, mais l'état Stimulé est retiré. Tue le Lapino s'il était invoqué. Passe l'intervalle de relance des sorts Mot Stimulant et Mot d'Abnégation à 1 tour.</text:span><text:span text:style-name="T39"> </text:span></text:p>
      <text:p text:style-name="P6"><text:span text:style-name="T48"/></text:p>
      <text:p text:style-name="P6"><text:span text:style-name="T48">21/ Mot de reconstitution. </text:span><text:span text:style-name="T31">Soigne totalement la cible alliée mais la rend ensuite Insoignable pour 3 tours.</text:span><text:span text:style-name="T39"> </text:span></text:p>
      <text:p text:style-name="P6"><text:span text:style-name="T48"/></text:p>
      <text:p text:style-name="P42"><text:span text:style-name="T39">Iop : « Guerrier téméraire »</text:span></text:p>
      <text:p text:style-name="P16"/>
      <text:p text:style-name="P15"><text:span text:style-name="T1">Les Iops sont des </text:span><text:span text:style-name="Strong_20_Emphasis"><text:span text:style-name="T6">guerriers fonceurs</text:span></text:span><text:span text:style-name="T15"> </text:span><text:span text:style-name="T1">et sans reproche ! Une chose est sûre : les Iops savent faire parler les armes. D'ailleurs, se retrouver pris dans une bagarre au moins une fois par jour est pour eux un signe de bonne santé.</text:span><text:span text:style-name="T39"><text:line-break/><text:line-break/></text:span><text:span text:style-name="T1">Leur tempérament impétueux fait des Iops des paladins de l'extrême, capables du meilleur... comme du pire !</text:span><text:span text:style-name="T39"> </text:span></text:p>
      <text:p text:style-name="P2"/>
      <text:p text:style-name="P15">Liste des sorts :</text:p>
      <text:p text:style-name="P6"><text:span text:style-name="T60">1/ Pression. </text:span><text:span text:style-name="T31">Occasionne des dommages Terre et applique un malus d'Érosion.</text:span> </text:p>
      <text:p text:style-name="P6"/>
      <text:p text:style-name="P6"><text:span text:style-name="T60">2/ Bond. </text:span><text:span text:style-name="T31">Téléporte sur la case ciblée. Augmente les dommages reçus par les ennemis situés sur les cases adjacentes.</text:span> </text:p>
      <text:p text:style-name="P6"/>
      <text:p text:style-name="P6"><text:span text:style-name="T60">3/ Intimidation. </text:span><text:span text:style-name="T31">Occasionne des dommages Neutre sur les ennemis et repousse la cible.</text:span> </text:p>
      <text:p text:style-name="P6"/>
      <text:p text:style-name="P6"><text:span text:style-name="T60">4/ Déferlement. </text:span><text:span text:style-name="T31">Occasionne des dommages Eau aux ennemis et rapproche le lanceur de la cible. Le lanceur gagne des points de bouclier.</text:span> </text:p>
      <text:p text:style-name="P6"/>
      <text:p text:style-name="P6"><text:span text:style-name="T60">5/ Epée divine. </text:span><text:span text:style-name="T31">Occasionne des dommages Air et augmente les dommages des alliés ciblés.</text:span> </text:p>
      <text:p text:style-name="P6"/>
      <text:p text:style-name="P6"><text:span text:style-name="T60">6/ Epée destructrice. </text:span><text:span text:style-name="T31">Occasionne des dommages Feu aux ennemis et attire les cibles vers le lanceur.</text:span> </text:p>
      <text:p text:style-name="P6"/>
      <text:p text:style-name="P6"><text:span text:style-name="T60">7/ Massacre. </text:span><text:span text:style-name="T31">Lorsque la cible ennemie reçoit des dommages de sorts, elle occasionne 50% de ces dommages aux ennemis au contact.</text:span> </text:p>
      <text:p text:style-name="P6"/>
      <text:p text:style-name="P6"><text:span text:style-name="T60">8/ Souffle. </text:span><text:span text:style-name="T31">Repousse les alliés et les ennemis situés autour de la cellule ciblée.</text:span> </text:p>
      <text:p text:style-name="P6"/>
      <text:p text:style-name="P6"><text:span text:style-name="T60">9/ Concentration. </text:span><text:span text:style-name="T31">Occasionne des dommages Terre. Les dommages sont augmentés contre les Invocations.</text:span> </text:p>
      <text:p text:style-name="P6"/>
      <text:p text:style-name="P6"><text:span text:style-name="T60">10/ Couper. </text:span><text:span text:style-name="T31">Occasionne des dommages Feu et retire des PM.</text:span> </text:p>
      <text:p text:style-name="P6"/>
      <text:p text:style-name="P6"><text:span text:style-name="T60">11/ Friction. </text:span><text:span text:style-name="T31">Attire la cible d'une case. La cible se rapproche ensuite de l'attaquant si elle reçoit des dommages issus de sorts pendant 2 tours. Nécessite d'être aligné avec la cible.</text:span> </text:p>
      <text:p text:style-name="P6"/>
      <text:p text:style-name="P6"><text:span text:style-name="T60">12/ Duel. </text:span><text:span text:style-name="T31">Retire leurs PM à la cible et au lanceur, leur applique l'état Pesanteur et les rend invulnérable aux dommages à distance. Ne fonctionne que si lancé sur un ennemi.</text:span> </text:p>
      <text:p text:style-name="P6"/>
      <text:p text:style-name="P6"><text:span text:style-name="T60">13/ Epée du jugement. </text:span><text:span text:style-name="T31">Occasionne des dommages Air et Feu sans ligne de vue.</text:span> </text:p>
      <text:p text:style-name="P6"/>
      <text:p text:style-name="P6"><text:span text:style-name="T60">14/ Puissance. </text:span><text:span text:style-name="T31">Augmente la Puissance de la cible.</text:span> </text:p>
      <text:p text:style-name="P6"/>
      <text:p text:style-name="P6"><text:span text:style-name="T60">15/ Précipitation. </text:span><text:span text:style-name="T31">Augmente les PA de la cible pour le tour en cours mais lui retire des PA le tour suivant. Interdit l'utilisation des armes et du sort Colère de Iop.</text:span> </text:p>
      <text:p text:style-name="P6"/>
      <text:p text:style-name="P6"><text:span text:style-name="T60">16/ Tempête de puissance. </text:span><text:span text:style-name="T31">Occasionne des dommages Feu.</text:span> </text:p>
      <text:p text:style-name="P6"/>
      <text:p text:style-name="P6"><text:span text:style-name="T60">17/ Epée céleste. </text:span><text:span text:style-name="T31">Occasionne des dommages Air en zone.</text:span> </text:p>
      <text:p text:style-name="P6"/>
      <text:p text:style-name="P6"><text:soft-page-break/><text:span text:style-name="T60">18/ Vitalité. </text:span><text:span text:style-name="T31">Augmente temporairement la Vitalité de la cible en pourcentage. Le bonus de Vitalité est divisé par 2 sur les cibles autres que le lanceur.</text:span> </text:p>
      <text:p text:style-name="P6"/>
      <text:p text:style-name="P6"><text:span text:style-name="T60">19/ Epée de Iop. </text:span><text:span text:style-name="T31">Occasionne des dommages Terre en croix.</text:span> </text:p>
      <text:p text:style-name="P6"/>
      <text:p text:style-name="P6"><text:span text:style-name="T60">20/ Epée du destin. </text:span><text:span text:style-name="T31">Occasionne des dommages Feu. Les dommages sont augmentés à partir du second lancer.</text:span> </text:p>
      <text:p text:style-name="P6"/>
      <text:p text:style-name="P6"><text:span text:style-name="T60">21/ Colère de Iop. </text:span><text:span text:style-name="T31">Occasionne des dommages Terre. Augmente les dommages du sort au troisième tour après son lancer.</text:span> </text:p>
      <text:p text:style-name="P43">Cra : « Archer »</text:p>
      <text:p text:style-name="P17"/>
      <text:p text:style-name="P20"><text:span text:style-name="T1">Les Crâs sont des </text:span><text:span text:style-name="Strong_20_Emphasis"><text:span text:style-name="T6">archers</text:span></text:span><text:span text:style-name="T15"> </text:span><text:span text:style-name="T1">aussi fiers que précis ! Ils font des alliés précieux contre les adeptes de la mêlée franche.</text:span><text:span text:style-name="T39"><text:line-break/><text:line-break/></text:span><text:span text:style-name="T1">Restant à distance, décochant leurs traits empennés dans le moindre orifice laissé sans surveillance, ils ne laissent aucun répit à leurs adversaires !</text:span><text:span text:style-name="T39"> </text:span></text:p>
      <text:p text:style-name="P20"><text:span text:style-name="T39"/></text:p>
      <text:p text:style-name="P20"><text:span text:style-name="T39">Liste des sorts :</text:span></text:p>
      <text:p text:style-name="P7"><text:span text:style-name="T50">1/ </text:span><text:span text:style-name="T49">Fleche magique. </text:span><text:span text:style-name="T33">Occasionne des dommages Air et vole la portée de la cible.</text:span><text:span text:style-name="T49"> </text:span></text:p>
      <text:p text:style-name="P7"><text:span text:style-name="T49"/></text:p>
      <text:p text:style-name="P8"><text:span text:style-name="T49">2/ Fleche de recul. </text:span><text:span text:style-name="T31">Occasionne des dommages Air aux ennemis et pousse la cible.</text:span><text:span text:style-name="T39"> </text:span></text:p>
      <text:p text:style-name="P8"><text:span text:style-name="T49"/></text:p>
      <text:p text:style-name="P8"><text:span text:style-name="T49">3/ <text:s/>Fleche de dispersion. </text:span><text:span text:style-name="T31">Pousse les ennemis et alliés, même s'ils sont bloqués par d'autres entités.</text:span><text:span text:style-name="T39"> </text:span></text:p>
      <text:p text:style-name="P8"><text:span text:style-name="T49"/></text:p>
      <text:p text:style-name="P8"><text:span text:style-name="T49">4/ Fleche glacée. </text:span><text:span text:style-name="T31">Occasionne des dommages Feu et retire des PA.</text:span><text:span text:style-name="T39"> </text:span></text:p>
      <text:p text:style-name="P8"><text:span text:style-name="T49"/></text:p>
      <text:p text:style-name="P8"><text:span text:style-name="T49">5/ Fleche enflammée. </text:span><text:span text:style-name="T31">Occasionne des dommages Feu et pousse les cibles présentes dans la zone d'effet du sort.</text:span><text:span text:style-name="T39"> </text:span></text:p>
      <text:p text:style-name="P8"><text:span text:style-name="T49"/></text:p>
      <text:p text:style-name="P8"><text:span text:style-name="T49">6/ Tir éloigné. </text:span><text:span text:style-name="T31">Augmente la portée des cibles présentes dans la zone d'effet.</text:span><text:span text:style-name="T39"> </text:span></text:p>
      <text:p text:style-name="P8"><text:span text:style-name="T49"/></text:p>
      <text:p text:style-name="P8"><text:span text:style-name="T49">7/ Fleche d’expiation. </text:span><text:span text:style-name="T31">Occasionne des dommages Eau, augmente les dommages du sort tous les 3 tours.</text:span><text:span text:style-name="T39"> </text:span></text:p>
      <text:p text:style-name="P8"><text:span text:style-name="T49"/></text:p>
      <text:p text:style-name="P8"><text:span text:style-name="T49">8/ Oeil de taupe. </text:span><text:span text:style-name="T31">Réduit la portée des personnages ciblés, vole de la vie dans l'élément Eau et repère les objets invisibles dans sa zone d'effet.</text:span><text:span text:style-name="T39"> </text:span></text:p>
      <text:p text:style-name="P8"><text:span text:style-name="T49"/></text:p>
      <text:p text:style-name="P8"><text:span text:style-name="T49">9/ Tir critique. </text:span><text:span text:style-name="T31">Augmente la probabilité de faire un coup critique.</text:span><text:span text:style-name="T39"> </text:span></text:p>
      <text:p text:style-name="P8"><text:span text:style-name="T49"/></text:p>
      <text:p text:style-name="P8"><text:span text:style-name="T49">10/ Fleche d’immobilisation. </text:span><text:span text:style-name="T31">Occasionne des dommages Eau et vole des PM à la cible.</text:span><text:span text:style-name="T39"> </text:span></text:p>
      <text:p text:style-name="P8"><text:span text:style-name="T49"/></text:p>
      <text:p text:style-name="P8"><text:span text:style-name="T49">11/ Fleche punitive. </text:span><text:span text:style-name="T31">Occasionne des dommages Terre et augmente les dommages du sort tous les 2 tours.</text:span><text:span text:style-name="T39"> </text:span></text:p>
      <text:p text:style-name="P8"><text:span text:style-name="T49"/></text:p>
      <text:p text:style-name="P8"><text:span text:style-name="T49">12/ Tir puissant. </text:span><text:span text:style-name="T31">Augmente les dommages des sorts.</text:span><text:span text:style-name="T39"> </text:span></text:p>
      <text:p text:style-name="P8"><text:span text:style-name="T49"/></text:p>
      <text:p text:style-name="P8"><text:span text:style-name="T49">13/ Fleche harcelante. </text:span><text:span text:style-name="T33">Occasionne des dommages Air sans ligne de vue.</text:span><text:span text:style-name="T49"> </text:span></text:p>
      <text:p text:style-name="P8"><text:span text:style-name="T49"/></text:p>
      <text:p text:style-name="P8"><text:span text:style-name="T49">14/ Fleche empisonnée. </text:span><text:span text:style-name="T33">Occasionne des dommages Neutre sur plusieurs tours et retire des PM.</text:span><text:span text:style-name="T49"> </text:span></text:p>
      <text:p text:style-name="P8"><text:span text:style-name="T49"/></text:p>
      <text:p text:style-name="P8"><text:span text:style-name="T49">15/ Fleche persécutrice. </text:span><text:span text:style-name="T33">Occasionne des dommages Air et Feu.</text:span><text:span text:style-name="T49"> </text:span></text:p>
      <text:p text:style-name="P8"><text:span text:style-name="T49"/></text:p>
      <text:p text:style-name="P8"><text:span text:style-name="T49">16/ Fleche destructrice. </text:span><text:span text:style-name="T33">Occasionne des dommages Terre et réduit les dommages occasionnés par la cible.</text:span><text:span text:style-name="T49"> </text:span></text:p>
      <text:p text:style-name="P8"><text:span text:style-name="T49"/></text:p>
      <text:p text:style-name="P8"><text:span text:style-name="T49">17/ Fleche absorbante. </text:span><text:span text:style-name="T33">Vole de la vie dans l'élément Air.</text:span><text:span text:style-name="T49"> </text:span></text:p>
      <text:p text:style-name="P8"><text:span text:style-name="T49"/></text:p>
      <text:p text:style-name="P8"><text:span text:style-name="T49">18/ Fleche cinglante. </text:span><text:span text:style-name="T33">Applique de l'Érosion aux ennemis et repousse de 2 cases.</text:span><text:span text:style-name="T49"> </text:span></text:p>
      <text:p text:style-name="P8"><text:span text:style-name="T49"/></text:p>
      <text:p text:style-name="P8"><text:span text:style-name="T49">19/ Fleche ralentissante. </text:span><text:span text:style-name="T33">Occasionne des dommages Eau et retire des PA en zone.</text:span><text:span text:style-name="T49"> </text:span></text:p>
      <text:p text:style-name="P8"><text:soft-page-break/><text:span text:style-name="T49">20/ Fleche explosive. </text:span><text:span text:style-name="T31">Occasionne des dommages Feu en zone.</text:span><text:span text:style-name="T39"> </text:span></text:p>
      <text:p text:style-name="P8"><text:span text:style-name="T49"/></text:p>
      <text:p text:style-name="P8"><text:span text:style-name="T49">21/ Maîtrise de l’arc. </text:span><text:span text:style-name="T31">Augmente les dommages.</text:span><text:span text:style-name="T39"> </text:span></text:p>
      <text:p text:style-name="P44"><text:span text:style-name="T49">F</text:span><text:span text:style-name="T39">éca</text:span></text:p>
      <text:p text:style-name="P21"><text:span text:style-name="T39"/></text:p>
      <text:p text:style-name="P21"><text:span text:style-name="T1">Les Fécas sont de </text:span><text:span text:style-name="Strong_20_Emphasis"><text:span text:style-name="T6">loyaux protecteurs</text:span></text:span><text:span text:style-name="T15"> </text:span><text:span text:style-name="T1">toujours sur la défensive. Ils sont appréciés dans les groupes d'aventuriers pour leurs armures élémentaires et leur capacité à encaisser les coups durs.</text:span><text:span text:style-name="T39"><text:line-break/><text:line-break/></text:span><text:span text:style-name="T1">Ils sont également maîtres dans l'art des signes magiques : quand il va y avoir du grabuge, les Fécas sortent leurs glyphes !</text:span><text:span text:style-name="T39"> </text:span></text:p>
      <text:p text:style-name="P18"/>
      <text:p text:style-name="P19">Liste des sorts:</text:p>
      <text:p text:style-name="P9"><text:span text:style-name="T51">1/ Aveuglement. </text:span><text:span text:style-name="T31">Occasionne des dommages Neutre en zone et retire des PA à la cible. L'effet de retrait de PA ne peut pas être cumulé sur une même cible, ni désenvoûté.</text:span> </text:p>
      <text:p text:style-name="P9"/>
      <text:p text:style-name="P9"><text:span text:style-name="T61">2/ Attaque naturelle. </text:span><text:span text:style-name="T31">Occasionne des dommages Feu et vole de l’Intelligence.</text:span> </text:p>
      <text:p text:style-name="P9"/>
      <text:p text:style-name="P9"><text:span text:style-name="T61">3/ Rempart. </text:span><text:span text:style-name="T31">Réduit les dommages reçus. La protection sur les alliés est plus faible. Ne peut pas être lancé dans l’état Glyphor.</text:span> </text:p>
      <text:p text:style-name="P9"/>
      <text:p text:style-name="P9"><text:span text:style-name="T61">4/ Typhon. </text:span><text:span text:style-name="T31">Occasionne des dommages Air et vole de l’Agilité en zone.</text:span> </text:p>
      <text:p text:style-name="P9"/>
      <text:p text:style-name="P9"><text:span text:style-name="T61">5/ Bulle. </text:span><text:span text:style-name="T31">Occasionne des dommages Eau et diminue la portée.</text:span> </text:p>
      <text:p text:style-name="P9"/>
      <text:p text:style-name="P9"><text:span text:style-name="T61">6/ Barricade. </text:span><text:span text:style-name="T31">Réduit tous les dommages subis en mêlée pendant 1 tour et augmente les PM de la cible si elle reçoit des dommages à distance. Ne peut pas être lancé dans l’état « Glyphor ».</text:span> </text:p>
      <text:p text:style-name="P9"/>
      <text:p text:style-name="P9"><text:span text:style-name="T61">7/ Glyphe agressif. </text:span><text:span text:style-name="T31">Pose un glyphe qui occasionne des dommages Air et attire en début de tour. Les ennemis et alliés occasionnent moins de dommages tant qu’ils sont présents dans la zone d’effet du glyphe. Empêche le lancer d'autres glyphes élémentaires dans le même tour.</text:span> </text:p>
      <text:p text:style-name="P9"/>
      <text:p text:style-name="P9"><text:span text:style-name="T61">8/ Léthargie. </text:span><text:span text:style-name="T31">Occasionne des dommages Feu et retire des PM. Les pertes de PM ne peuvent être ni cumulées ni désenvoûtées.</text:span> </text:p>
      <text:p text:style-name="P9"/>
      <text:p text:style-name="P9"><text:span text:style-name="T61">9/ Attaque nuageuse. </text:span><text:span text:style-name="T31">Occasionne des dommages Eau et vole de la Chance.</text:span> </text:p>
      <text:p text:style-name="P9"/>
      <text:p text:style-name="P9"><text:span text:style-name="T61">10/ Bastion. </text:span><text:span text:style-name="T31">Réduit tous les dommages subis à distance. Augmente la Puissance de la cible si elle reçoit des dommages de mêlée. Ne peut pas être lancé dans l’état Glyphor.</text:span> </text:p>
      <text:p text:style-name="P9"/>
      <text:p text:style-name="P9"><text:span text:style-name="T61">11/ Retour du bâton. </text:span><text:span text:style-name="T31">Occasionne des dommages Terre et vole de la Force.</text:span> </text:p>
      <text:p text:style-name="P9"/>
      <text:p text:style-name="P9"><text:span text:style-name="T61">12/ Téléglyphe. </text:span><text:span text:style-name="T31">Téléporte sur la cellule ciblée et déclenche les glyphes ciblés.</text:span> </text:p>
      <text:p text:style-name="P9"/>
      <text:p text:style-name="P9"><text:span text:style-name="T61">13/ Glyphe de répulsion. </text:span><text:span text:style-name="T31">Pose un glyphe qui occasionne en fin de tour des dommages Feu, Eau, Air et Terre aux cibles autour de la cellule visée.</text:span> </text:p>
      <text:p text:style-name="P9"/>
      <text:p text:style-name="P9"><text:span text:style-name="T61">14/ Trêve. </text:span><text:span text:style-name="T31">Réduit tous les dommages subis par les alliés et les ennemis pendant 1 tour. Le lanceur ne peut pas occasionner de dommages pendant son tour suivant. Ne peut pas être lancé dans l’état Glyphor.</text:span> </text:p>
      <text:p text:style-name="P9"/>
      <text:p text:style-name="P9"><text:span text:style-name="T61">15/ Glyphe d’aveuglement. </text:span><text:span text:style-name="T31">Pose un glyphe qui occasionne des dommages Terre. Les ennemis et alliés perdent des PA tant qu’ils sont présents dans la zone d’effet du glyphe. Empêche le lancer d'autres glyphes élémentaires dans le même tour.</text:span> </text:p>
      <text:p text:style-name="P9"/>
      <text:p text:style-name="P9"><text:span text:style-name="T61">16/ Frisson. </text:span><text:span text:style-name="T31">Rapproche les cibles et occasionne aux ennemis des dommages Air en cône.</text:span> </text:p>
      <text:p text:style-name="P9"><text:soft-page-break/><text:span text:style-name="T61">17/ Glyphe optique. </text:span><text:span text:style-name="T31">Pose un glyphe qui occasionne des dommages Eau. Les alliés et ennemis perdent de la Portée tant qu’ils sont présents dans la zone d’effet du glyphe. Empêche le lancer d'autres glyphes élémentaires dans le même tour.</text:span> </text:p>
      <text:p text:style-name="P9"/>
      <text:p text:style-name="P9"><text:span text:style-name="T61">18/ Mise en garde. </text:span><text:span text:style-name="T31">Augmente les dommages des Glyphes et la Puissance du lanceur. Désactive les effets des sorts de protection Feca.</text:span> </text:p>
      <text:p text:style-name="P9"/>
      <text:p text:style-name="P9"><text:span text:style-name="T61">19/ Glyphe gravitationnel. </text:span><text:span text:style-name="T31">Pose un glyphe qui applique l'état Inébranlable empêchant le lanceur d'être poussé. Applique l'état Pesanteur sur les alliés et les ennemis. Affecte les alliés et ennemis présents dans la zone d'effet.</text:span> </text:p>
      <text:p text:style-name="P9"/>
      <text:p text:style-name="P9"><text:span text:style-name="T61">20/ Glyphe enflammé. </text:span><text:span text:style-name="T31">Pose un glyphe qui occasionne des dommages Feu. Les ennemis et alliés perdent des PM tant qu’ils sont présents dans la zone d’effet du glyphe. Empêche le lancer d'autres glyphes élémentaires dans le même tour.</text:span> </text:p>
      <text:p text:style-name="P9"/>
      <text:p text:style-name="P10"><text:span text:style-name="T61">21/ </text:span><text:span text:style-name="T31">Réduit les dommages subis. Ne peut pas être lancé dans l’état Glyphor.</text:span> </text:p>
      <text:p text:style-name="P10"/>
      <text:p text:style-name="P39"><text:span text:style-name="T62">Sacrieur</text:span></text:p>
      <text:p text:style-name="P10"/>
      <text:p text:style-name="P10"><text:span text:style-name="T1">Les Sacrieurs sont des </text:span><text:span text:style-name="Strong_20_Emphasis"><text:span text:style-name="T6">berserkers</text:span></text:span><text:span text:style-name="T15"> </text:span><text:span text:style-name="T1">qui décuplent leurs forces dès qu'ils sont frappés !</text:span><text:span text:style-name="T39"><text:line-break/><text:line-break/></text:span><text:span text:style-name="T1">N'ayant pas peur de recevoir des coups, ni de s'exposer aux blessures, ils seront souvent en première ligne, prêts à verser le premier sang ! Le Sacrieur est vraiment le compagnon idéal pour vos longues soirées guerrières...</text:span><text:span text:style-name="T39"> </text:span><text:span text:style-name="T52"><text:s text:c="2"/></text:span></text:p>
      <text:p text:style-name="P10"><text:span text:style-name="T52"/></text:p>
      <text:p text:style-name="P22"><text:span text:style-name="T39">Liste des sorts</text:span></text:p>
      <text:p text:style-name="P10"><text:span text:style-name="T52">1/ Furie. </text:span><text:span text:style-name="T31">Occasionne des dommages Air. Les dommages sont augmentés en fonction du nombre de charges de Souffrance. Applique 1 charge de Souffrance : plus le Sacrieur a de charges de Souffrance, plus il occasionne de dommages. À partir de 3 charges de Souffrance, le Sacrieur change d'apparence et gagne un bonus supplémentaire de dommages.</text:span><text:span text:style-name="T39"> </text:span></text:p>
      <text:p text:style-name="P10"><text:span text:style-name="T52"/></text:p>
      <text:p text:style-name="P10"><text:span text:style-name="T52">2/ Absorption. </text:span><text:span text:style-name="T31">Vole de la vie dans l'élément Terre. Retire 1 charge de Souffrance. Moins le Sacrieur a de charges de Souffrance, plus il a de Vitalité. À partir de 3 charges de Souffrance négatives, le Sacrieur change d'apparence et gagne un bonus de réduction de dommages.</text:span><text:span text:style-name="T39"> </text:span></text:p>
      <text:p text:style-name="P10"><text:span text:style-name="T52"/></text:p>
      <text:p text:style-name="P10"><text:span text:style-name="T52">3/ Attirance. </text:span><text:span text:style-name="T31">Attire la cible.</text:span><text:span text:style-name="T39"> </text:span></text:p>
      <text:p text:style-name="P10"><text:span text:style-name="T52"/></text:p>
      <text:p text:style-name="P10"><text:span text:style-name="T52">4/ Stase. </text:span><text:span text:style-name="T31">Occasionne des dommages Eau et retire des PM. Retire 1 charge de Souffrance.</text:span><text:span text:style-name="T39"> </text:span></text:p>
      <text:p text:style-name="P10"><text:span text:style-name="T52"/></text:p>
      <text:p text:style-name="P10"><text:span text:style-name="T52">5/ Douleur motivante. </text:span><text:span text:style-name="T31">Occasionne des dommages Feu en zone. Les dommages sont augmentés en fonction du nombre de charges de Souffrance. Applique 1 charge de Souffrance.</text:span><text:span text:style-name="T39"> </text:span></text:p>
      <text:p text:style-name="P10"><text:span text:style-name="T52"/></text:p>
      <text:p text:style-name="P10"><text:span text:style-name="T52">6/ Epée volante. </text:span><text:span text:style-name="T31">Invoque une épée qui soigne le lanceur lorsqu'elle occasionne des dommages.</text:span><text:span text:style-name="T39"> </text:span></text:p>
      <text:p text:style-name="P10"><text:span text:style-name="T52"/></text:p>
      <text:p text:style-name="P10"><text:span text:style-name="T52">7/ Assaut. </text:span><text:span text:style-name="T31">Occasionne des dommages Terre sur ennemis. Échange de position avec la cible.</text:span><text:span text:style-name="T39"> </text:span></text:p>
      <text:p text:style-name="P10"><text:span text:style-name="T52"/></text:p>
      <text:p text:style-name="P10"><text:span text:style-name="T52">8/ Mutilation. </text:span><text:span text:style-name="T31">Augmente la Puissance et ajoute 1 charge de Souffrance.</text:span><text:span text:style-name="T39"> </text:span></text:p>
      <text:p text:style-name="P10"><text:span text:style-name="T52"/></text:p>
      <text:p text:style-name="P10"><text:span text:style-name="T52">9/ Transposition. </text:span><text:span text:style-name="T34">Échange de position avec la cible.</text:span><text:span text:style-name="T52"> </text:span></text:p>
      <text:p text:style-name="P10"><text:span text:style-name="T52"/></text:p>
      <text:p text:style-name="P10"><text:span text:style-name="T52">10/ Fulgurance. </text:span><text:span text:style-name="T34">Téléporte en ligne sur la première cellule disponible et occasionne des dommages Air sur les cellules traversées.</text:span><text:span text:style-name="T52"> </text:span></text:p>
      <text:p text:style-name="P10"><text:span text:style-name="T52"/></text:p>
      <text:p text:style-name="P10"><text:span text:style-name="T52">11/ Nervosité. </text:span><text:span text:style-name="T34">Occasionne des dommages Eau. Les dommages sont augmentés en fonction du nombre de charges de Souffrance. Ajoute 1 charge de Souffrance.</text:span><text:span text:style-name="T52"> </text:span></text:p>
      <text:p text:style-name="P10"><text:span text:style-name="T52"/></text:p>
      <text:p text:style-name="P10"><text:span text:style-name="T52">12/ Sacrifice. </text:span><text:span text:style-name="T34">Cible des alliés en zone pour recevoir les dommages à leur place. Retire 2 charges de Souffrance.</text:span><text:span text:style-name="T52"> </text:span></text:p>
      <text:p text:style-name="P10"><text:span text:style-name="T52"/></text:p>
      <text:p text:style-name="P10"><text:span text:style-name="T52">13/ Projection. </text:span><text:span text:style-name="T34">Occasionne des dommages Eau. Le lanceur est téléporté derrière la cible.</text:span><text:span text:style-name="T52"> </text:span></text:p>
      <text:p text:style-name="P10"><text:span text:style-name="T52"/></text:p>
      <text:p text:style-name="P10"><text:span text:style-name="T52">14/ Berserk. </text:span><text:span text:style-name="T34">Pendant 1 tour, quand le lanceur subit des dommages, il gagne de la puissance. La quantité maximale de puissance engrangée dépend du niveau de Souffrance du lanceur à la fin de son tour. Ne fonctionne pas si le lanceur est en Souffrance négative. Ajoute 2 charges de Souffrance.</text:span><text:span text:style-name="T52"> </text:span></text:p>
      <text:p text:style-name="P10"><text:span text:style-name="T52"/></text:p>
      <text:p text:style-name="P10"><text:span text:style-name="T52">15/ Transfert de vie. </text:span><text:span text:style-name="T34">Transfère une partie des PV du lanceur vers les alliés présents dans la zone d’effet. Retire 1 charge de Souffrance.</text:span><text:span text:style-name="T52"> </text:span></text:p>
      <text:p text:style-name="P10"><text:span text:style-name="T52"/></text:p>
      <text:p text:style-name="P10"><text:soft-page-break/><text:span text:style-name="T52">16/ Punition. </text:span><text:span text:style-name="T34">Occasionne des dommages Neutre. Plus les PV du lanceur sont proches de la moitié du total de ses PV, plus les dommages occasionnés sont importants.</text:span><text:span text:style-name="T52"> </text:span></text:p>
      <text:p text:style-name="P10"><text:span text:style-name="T52"/></text:p>
      <text:p text:style-name="P10"><text:span text:style-name="T52">17/ Supplice. </text:span><text:span text:style-name="T34">Vole de la vie dans l'élément Air. Réduit les dommages de 15%. Retire 1 charge de Souffrance.</text:span><text:span text:style-name="T52"> </text:span></text:p>
      <text:p text:style-name="P10"><text:span text:style-name="T52"/></text:p>
      <text:p text:style-name="P10"><text:span text:style-name="T52">18/ Afflux. </text:span><text:span text:style-name="T34">Occasionne des dommages Feu. Attire les cibles.</text:span><text:span text:style-name="T52"> </text:span></text:p>
      <text:p text:style-name="P10"><text:span text:style-name="T52"/></text:p>
      <text:p text:style-name="P10"><text:span text:style-name="T52">19/ Convalescence. </text:span><text:span text:style-name="T34">Réinitialise la Souffrance. Elle ne peut pas évoluer pendant 1 tour. Le lanceur gagne 4% de dommages par niveau de Souffrance négative pendant 1 tour. Il réduit les dommages reçus de 4% par niveau de Souffrance positive pendant 1 tour.</text:span><text:span text:style-name="T52"> </text:span></text:p>
      <text:p text:style-name="P10"><text:span text:style-name="T52"/></text:p>
      <text:p text:style-name="P10"><text:span text:style-name="T52">20/ Décimation. </text:span><text:span text:style-name="T34">Occasionne des dommages Terre. Les dommages sont augmentés en fonction du nombre de charges de Souffrance. Ajoute 1 charge de Souffrance.</text:span><text:span text:style-name="T52"> </text:span></text:p>
      <text:p text:style-name="P10"><text:span text:style-name="T52"/></text:p>
      <text:p text:style-name="P10"><text:span text:style-name="T52">21/ Bain de sang. </text:span><text:span text:style-name="T34">Occasionne des dommages Feu en zone. Retire 1 charge de Souffrance par ennemi présent dans la zone.</text:span><text:span text:style-name="T52"> </text:span></text:p>
      <text:p text:style-name="P40"><text:span text:style-name="T52">Sadida</text:span></text:p>
      <text:p text:style-name="P11"><text:span text:style-name="T52"/></text:p>
      <text:p text:style-name="P11"><text:span text:style-name="T2">Les Sadidas sont des </text:span><text:span text:style-name="Strong_20_Emphasis"><text:span text:style-name="T7">invocateurs</text:span></text:span><text:span text:style-name="T17"> </text:span><text:span text:style-name="T2">qui empoisonnent la vie de leurs ennemis !</text:span><text:span text:style-name="T52"><text:line-break/><text:line-break/></text:span><text:span text:style-name="T2">Apprivoiser les ronces pour en faire des armes terrifiantes, confectionner des poupées de guerre et de soins, voilà qui satisfait tout disciple Sadida digne de ce nom.</text:span><text:span text:style-name="T52"> <text:s/></text:span></text:p>
      <text:p text:style-name="P11"><text:span text:style-name="T52"/></text:p>
      <text:p text:style-name="P23"><text:span text:style-name="T52">L</text:span><text:span text:style-name="T39">iste des sorts</text:span></text:p>
      <text:p text:style-name="P12"><text:span text:style-name="T53">1/ Ronce. </text:span><text:span text:style-name="T31">Occasionne des dommages Terre. Sur un Arbre Feuillu : permet à une Bloqueuse d'échanger sa place avec l'Arbre. Elle ne peut alors plus recevoir de dommages pendant 1 tour. Sur un ennemi dans l'état Infecté : occasionne des dommages Terre à tous les ennemis dans l'état Infecté.</text:span><text:span text:style-name="T39"> </text:span></text:p>
      <text:p text:style-name="P12"><text:span text:style-name="T53"/></text:p>
      <text:p text:style-name="P12"><text:span text:style-name="T53">2/ Arbre. </text:span><text:span text:style-name="T31">Plante un Arbre. Après 1 tour, l'Arbre devient Feuillu et peut être utilisé comme intermédiaire pour lancer des sorts Sadida (mais ne peut plus être poussé ou attiré).</text:span><text:span text:style-name="T39"> </text:span></text:p>
      <text:p text:style-name="P12"><text:span text:style-name="T53"/></text:p>
      <text:p text:style-name="P12"><text:span text:style-name="T53">3/ Bloqueuse. </text:span><text:span text:style-name="T31">Invoque une Bloqueuse qui cherchera à aller au contact des adversaires pour les gêner.</text:span><text:span text:style-name="T39"> </text:span></text:p>
      <text:p text:style-name="P12"><text:span text:style-name="T53"/></text:p>
      <text:p text:style-name="P12"><text:span text:style-name="T53">4/ Poison paralysant. </text:span><text:span text:style-name="T31">Occasionne des dommages Feu en fin de tour et applique l'état Infecté sur les ennemis. Si un ennemi dans l'état Infecté est touché par un sort monocible du Sadida : toutes les cibles qui sont dans l'état Infecté sont également affectées par ce sort. Les dommages occasionnés aux cibles secondaires infectées peuvent être déclenchés 3 fois par tour.</text:span><text:span text:style-name="T39"> </text:span></text:p>
      <text:p text:style-name="P12"><text:span text:style-name="T53"/></text:p>
      <text:p text:style-name="P12"><text:span text:style-name="T53">5/ Larme. </text:span><text:span text:style-name="T31">Occasionne des dommages Eau. Sur un Arbre allié qui vient d'apparaître : le transforme en Arbre Feuillu et le rend exploitable avec les autres sorts du Sadida. Si la cible est dans l'état Infecté : occasionne des dommages Eau à tous les ennemis dans l'état Infecté.</text:span><text:span text:style-name="T39"> </text:span></text:p>
      <text:p text:style-name="P12"><text:span text:style-name="T53"/></text:p>
      <text:p text:style-name="P12"><text:span text:style-name="T53">6/ Folle. </text:span><text:span text:style-name="T31">Invoque une Folle qui retire des PA et applique l'état Infecté. Si une cible dans l'état Infecté est touchée par un sort monocible du Sadida : toutes les cibles qui sont dans l'état Infecté sont affectées par ce sort. Les dommages occasionnés aux cibles secondaires infectées peuvent être déclenchés 3 fois par tour.</text:span><text:span text:style-name="T39"> </text:span></text:p>
      <text:p text:style-name="P12"><text:span text:style-name="T53"/></text:p>
      <text:p text:style-name="P12"><text:span text:style-name="T53">7/ </text:span><text:span text:style-name="T54">Ronce apaisante. </text:span><text:span text:style-name="T35">Occasionne une perte de PM pendant 2 tours aux ennemis. Soigne les alliés. Sur un ennemi dans l'état Infecté : occasionne une perte de PM à tous les ennemis dans l'état Infecté.</text:span><text:span text:style-name="T54"> </text:span></text:p>
      <text:p text:style-name="P12"><text:span text:style-name="T54"/></text:p>
      <text:p text:style-name="P13"><text:span text:style-name="T54">8/ Puissance sylvestre. </text:span><text:span text:style-name="T31">Remplace l'Arbre Feuillu ciblé par un Arbre contrôlable qui peut : • Pousser une cible • Réduire la durée des envoûtements • Soigner en zone (3 cases autour de lui) À la fin de son tour, il redevient un Arbre.</text:span><text:span text:style-name="T39"> </text:span></text:p>
      <text:p text:style-name="P13"><text:span text:style-name="T54"/></text:p>
      <text:p text:style-name="P13"><text:span text:style-name="T54">9/ Sacrifiée. </text:span><text:span text:style-name="T31">Invoque une Sacrifiée qui meurt en occasionnant des dommages Air et en appliquant l'état Infecté. Pour chaque tour où la Sacrifiée reste en vie, sa Vitalité et les dommages qu'elle occasionne augmentent.</text:span><text:span text:style-name="T39"> </text:span></text:p>
      <text:p text:style-name="P13"><text:span text:style-name="T54"/></text:p>
      <text:p text:style-name="P13"><text:span text:style-name="T54">10/ Tremblement. </text:span><text:span text:style-name="T31">Dans une zone de 3 cases autour de chaque Arbre Feuillu : • Occasionne des dommages Feu • Attire les cibles • Détecte les invisibles</text:span><text:span text:style-name="T39"> </text:span></text:p>
      <text:p text:style-name="P13"><text:span text:style-name="T54"/></text:p>
      <text:p text:style-name="P13"><text:span text:style-name="T54">11/ Don naturel. </text:span><text:span text:style-name="T31">Les alliés (hors invocations) situés à 2 cases ou moins de l'Arbre Feuillu ciblé sont soignés et partagent les dommages reçus entre eux pendant 1 tour. L'Arbre Feuillu ciblé est tué.</text:span><text:span text:style-name="T39"> </text:span></text:p>
      <text:p text:style-name="P13"><text:span text:style-name="T54"/></text:p>
      <text:p text:style-name="P13"><text:soft-page-break/><text:span text:style-name="T54">12/ Ronces multiples. </text:span><text:span text:style-name="T31">Occasionne des dommages Terre en zone. N'affecte pas les invocations du lanceur.</text:span><text:span text:style-name="T39"> </text:span></text:p>
      <text:p text:style-name="P13"><text:span text:style-name="T54"/></text:p>
      <text:p text:style-name="P13"><text:span text:style-name="T54">13/ Sacrifice poupesque. </text:span><text:span text:style-name="T31">Occasionne des dommages Eau aux ennemis. Vole de la vie dans l'élément Eau aux alliés et aux invocations. Sur un ennemi dans l'état Infecté : occasionne des dommages Eau à tous les ennemis dans l'état Infecté.</text:span><text:span text:style-name="T39"> </text:span></text:p>
      <text:p text:style-name="P13"><text:span text:style-name="T54"/></text:p>
      <text:p text:style-name="P13"><text:span text:style-name="T54">14/ Vent empoisonné. </text:span><text:span text:style-name="T31">Tue une poupée du lanceur pour la transformer en Arbre.</text:span><text:span text:style-name="T39"> </text:span></text:p>
      <text:p text:style-name="P13"><text:span text:style-name="T54"/></text:p>
      <text:p text:style-name="P13"><text:span text:style-name="T54">15/ Gonflable. </text:span><text:span text:style-name="T31">Invoque une Gonflable qui soigne (jusqu'à 3 cases autour d'elle) et donne des PM aux alliés. Elle soigne également tous les alliés au contact des Arbres Feuillus.</text:span><text:span text:style-name="T39"> </text:span></text:p>
      <text:p text:style-name="P13"><text:span text:style-name="T54"/></text:p>
      <text:p text:style-name="P13"><text:span text:style-name="T54">16/ Ronces agressives. </text:span><text:span text:style-name="T31">Occasionne des dommages Terre et donne 1PM au lanceur. Sur un ennemi dans l'état Infecté : exécute le sort sur tous les ennemis dans l'état Infecté.</text:span><text:span text:style-name="T39"> </text:span></text:p>
      <text:p text:style-name="P13"><text:span text:style-name="T54"/></text:p>
      <text:p text:style-name="P13"><text:span text:style-name="T54">17/ Herbe folle. </text:span><text:span text:style-name="T31">Occasionne des dommages Feu et retire des PM en zone.</text:span><text:span text:style-name="T39"> </text:span></text:p>
      <text:p text:style-name="P13"><text:span text:style-name="T54"/></text:p>
      <text:p text:style-name="P13"><text:span text:style-name="T54">18/ Arbre de vie. </text:span><text:span text:style-name="T31">Transforme l'Arbre Feuillu ciblé en Arbre de vie. Pendant 2 tours, chaque dommage reçu par l'Arbre de vie est rendu à son attaquant sous forme de soin. Soigne les invocations Sadida à chaque tour de jeu. Après 2 tours, l'Arbre de vie redevient un Arbre Feuillu.</text:span><text:span text:style-name="T39"> </text:span></text:p>
      <text:p text:style-name="P13"><text:span text:style-name="T54"/></text:p>
      <text:p text:style-name="P13"><text:span text:style-name="T54">19/ Feu de brousse. </text:span><text:span text:style-name="T31">Occasionne des dommages Feu et Eau. Sur un ennemi dans l'état Infecté : occasionne des dommages Feu et Eau à tous les ennemis dans l'état Infecté.</text:span><text:span text:style-name="T20"> </text:span></text:p>
      <text:p text:style-name="P13"><text:span text:style-name="T20"/></text:p>
      <text:p text:style-name="P13"><text:span text:style-name="T24">20/ Ronce insolente.</text:span><text:span text:style-name="T23"> </text:span><text:span text:style-name="T31">Réduit de 4 tours la durée des envoûtements de la cible. Sur un ennemi dans l'état Infecté : réduit la durée des envoûtements de tous les ennemis dans l'état Infecté.</text:span><text:span text:style-name="T22"> </text:span></text:p>
      <text:p text:style-name="P13"><text:span text:style-name="T22"/></text:p>
      <text:p text:style-name="P13"><text:span text:style-name="T28">21/ Suipuissante. </text:span><text:span text:style-name="T31">Invoque une Surpuissante qui retire des PM et de l'esquive PM aux ennemis en zone, ainsi qu'aux ennemis au contact des Arbres Feuillus.</text:span><text:span text:style-name="T18"> </text:span></text:p>
      <text:p text:style-name="P13"><text:span text:style-name="T28"/></text:p>
      <text:p text:style-name="P45"><text:span text:style-name="T27">Osamodas</text:span></text:p>
      <text:p text:style-name="P24"><text:span text:style-name="T27"/></text:p>
      <text:p text:style-name="P24"><text:span text:style-name="T3">Les Osamodas sont des </text:span><text:span text:style-name="Strong_20_Emphasis"><text:span text:style-name="T8">dompteurs nés</text:span></text:span><text:span text:style-name="T27"> </text:span><text:span text:style-name="T3">! Ils ont le pouvoir d'invoquer des créatures et sont de remarquables dresseurs. Une rumeur prétend qu'ils taillent leurs vêtements dans la peau de leurs ennemis, mais allez donc leur demander ce qu'il en est...</text:span><text:span text:style-name="T27"><text:line-break/><text:line-break/></text:span><text:span text:style-name="T3">Si vous êtes de son côté, un Osamodas sera aux petits soins pour vous. Dans le cas contraire, peut-être terminerez-vous votre vie sous la forme d'une botte ou d'un bonnet fourré.</text:span><text:span text:style-name="T27"> </text:span></text:p>
      <text:p text:style-name="P24"><text:span text:style-name="T27"/></text:p>
      <text:p text:style-name="P24"><text:span text:style-name="T27">Liste des sorts</text:span></text:p>
      <text:p text:style-name="P13"><text:span text:style-name="T28">1/ Dragonique. </text:span><text:span text:style-name="T36">Occasionne des dommages Feu, les entités qui attaquent la cible sont soignées.</text:span><text:span text:style-name="T27"> </text:span></text:p>
      <text:p text:style-name="P13"><text:span text:style-name="T27"/></text:p>
      <text:p text:style-name="P13"><text:span text:style-name="T28">2/ Canine. </text:span><text:span text:style-name="T36">Occasionne des dommages Air et retire du Tacle.</text:span><text:span text:style-name="T27"> </text:span></text:p>
      <text:p text:style-name="P13"><text:span text:style-name="T27"/></text:p>
      <text:p text:style-name="P13"><text:span text:style-name="T28">3/ Tofu noir. </text:span><text:span text:style-name="T36">Invoque un Tofu noir qui retire du Tacle aux ennemis et qui gagne 50% de l'Agilité et des Dommages Air du lanceur. Si contrôlé par son invocateur, peut échanger de place avec un allié. Empêche l'invocation d'un Bouftou, d'un Crapaud ou d'un Dragonnet dans le même tour.</text:span><text:span text:style-name="T27"> </text:span></text:p>
      <text:p text:style-name="P13"><text:span text:style-name="T27"/></text:p>
      <text:p text:style-name="P13"><text:span text:style-name="T28">4/ Lien animal. </text:span><text:span text:style-name="T36">Fusionne avec une invocation alliée pour modifier sa propre apparence et prendre le contrôle des invocations de la même famille. L'invocation ciblée est tuée. Tofu : • Tous les Tofus gagnent 2 PA. • Le lanceur gagne 2 PM. Bouftou : • Tous les Bouftous gagnent 2PA. • Le lanceur réduit les dommages subis de 20%. Dragonnet : • Tous les Dragonnets gagnent 2 PA. • Le lanceur gagne un bonus aux soins. Crapaud : • Tous les Crapauds gagnent 2 PA. • Le lanceur gagne un bonus aux dommages.</text:span><text:span text:style-name="T27"> </text:span></text:p>
      <text:p text:style-name="P13"><text:span text:style-name="T28"/></text:p>
      <text:p text:style-name="P13"><text:span text:style-name="T28">5/ Fossile. </text:span><text:span text:style-name="T36">Occasionne des dommages Terre et retire des PM.</text:span><text:span text:style-name="T27"> </text:span></text:p>
      <text:p text:style-name="P13"><text:span text:style-name="T28"/></text:p>
      <text:p text:style-name="P13"><text:span text:style-name="T28">6/ Bouftou. </text:span><text:span text:style-name="T36">Invoque un Bouftou qui tacle les ennemis, retire de la Fuite et qui gagne 50% de la Force, des Dommages Terre et des Dommages Neutre du lanceur. Si contrôlé par son invocateur, peut attirer une cible. Empêche l'invocation d'un Dragonnet, d'un Crapaud ou d'un Tofu dans le même tour.</text:span><text:span text:style-name="T27"> </text:span></text:p>
      <text:p text:style-name="P13"><text:span text:style-name="T28"/></text:p>
      <text:p text:style-name="P13"><text:span text:style-name="T28">7/ Rappel. </text:span><text:span text:style-name="T36">Tue une invocation alliée. Récupère les PA qui ont servi à l'invoquer si c'est un Tofu, Bouftou, un Crapaud ou Dragonnet.</text:span><text:span text:style-name="T27"> </text:span></text:p>
      <text:p text:style-name="P13"><text:span text:style-name="T28"/></text:p>
      <text:p text:style-name="P13"><text:span text:style-name="T28">8/ Tofu dodu. </text:span><text:span text:style-name="T36">Invoque un Tofu Dodu qui repousse les ennemis et qui gagne 50% de l'Agilité et des Dommages Air du lanceur. Si contrôlé par son invocateur, peut échanger de place avec un allié. Empêche l'invocation d'un Bouftou, d'un Crapaud ou d'un Dragonnet dans le même tour.</text:span><text:span text:style-name="T27"> </text:span></text:p>
      <text:p text:style-name="P13"><text:span text:style-name="T28"/></text:p>
      <text:p text:style-name="P13"><text:span text:style-name="T28">9/ Fouet. </text:span><text:span text:style-name="T36">Sur ennemis : occasionne des dommages dans l'élément de la Transformation du lanceur. Sur alliés : applique un effet en fonction de la transformation du lanceur : • Tofu : +2 PM • Bouftou : 20% de réduction des dommages subis • Dragonnet : Soigne la cible • Crapaud : Bonus Puissance</text:span><text:span text:style-name="T27"> </text:span></text:p>
      <text:p text:style-name="P13"><text:span text:style-name="T28"/></text:p>
      <text:p text:style-name="P13"><text:span text:style-name="T28">10/ Plumeau. </text:span><text:span text:style-name="T36">Occasionne des dommages Air. Les dommages sont augmentés pour chaque Tofu présent sur le terrain.</text:span><text:span text:style-name="T27"> </text:span></text:p>
      <text:p text:style-name="P13"><text:span text:style-name="T28"/></text:p>
      <text:p text:style-name="P13"><text:span text:style-name="T28">11/ Bouftou noir. </text:span><text:span text:style-name="T36">Invoque un Bouftou noir qui tacle les ennemis et qui gagne 50% de la Force, des Dommages Terre et des Dommages Neutre du lanceur. Il applique l’état Pesanteur 1 tour sur 2. Si contrôlé par son invocateur, peut attirer une cible. Empêche l'invocation d'un Dragonnet, d'un Crapaud ou d'un Tofu dans le même tour.</text:span><text:span text:style-name="T27"> </text:span></text:p>
      <text:p text:style-name="P13"><text:span text:style-name="T28"/></text:p>
      <text:p text:style-name="P13"><text:soft-page-break/><text:span text:style-name="T28">12/ Dragonnet noir. </text:span><text:span text:style-name="T36">Invoque un Dragonnet noir qui attaque les ennemis en ligne en soignant les alliés à proximité (sauf son invocateur) et qui gagne 50% de l'Intelligence, des Dommages Feu et des Soins du lanceur. Si contrôlé par son invocateur, peut soigner un allié. Empêche l'invocation d'un Bouftou, d'un Crapaud ou d'un Tofu dans le même tour.</text:span><text:span text:style-name="T27"> </text:span></text:p>
      <text:p text:style-name="P13"><text:span text:style-name="T28"/></text:p>
      <text:p text:style-name="P13"><text:span text:style-name="T28">13/ Souffle du dragon</text:span><text:span text:style-name="T37">.</text:span><text:span text:style-name="T28"> </text:span><text:span text:style-name="T36">Occasionne des dommages Feu. Quand un Dragonnet attaque la cible, les alliés à proximité sont soignés (sauf le lanceur).</text:span><text:span text:style-name="T27"> </text:span></text:p>
      <text:p text:style-name="P13"><text:span text:style-name="T28"/></text:p>
      <text:p text:style-name="P13"><text:span text:style-name="T28">14/ Crapaud noir. </text:span><text:span text:style-name="T36">Invoque un Crapaud Noir qui applique un poison Eau et qui gagne 50% de la Chance et des Dommages Eau du lanceur. Si contrôlé par son invocateur, peut pousser une cible jusqu'à la cellule ciblée. Empêche l'invocation d'un Bouftou, d'un Tofu ou d'un Dragonnet dans le même tour.</text:span><text:span text:style-name="T27"> </text:span></text:p>
      <text:p text:style-name="P13"><text:span text:style-name="T28"/></text:p>
      <text:p text:style-name="P13"><text:span text:style-name="T28">15/ Frappe du craqueleur. </text:span><text:span text:style-name="T36">Occasionne des dommages Terre en zone.</text:span><text:span text:style-name="T27"> </text:span></text:p>
      <text:p text:style-name="P13"><text:span text:style-name="T28"/></text:p>
      <text:p text:style-name="P13"><text:span text:style-name="T28">16/ Geyser. </text:span><text:span text:style-name="T36">Occasionne des dommages Eau. Augmente la Puissance.</text:span><text:span text:style-name="T27"> </text:span></text:p>
      <text:p text:style-name="P13"><text:span text:style-name="T28"/></text:p>
      <text:p text:style-name="P13"><text:span text:style-name="T28">17/ Crapaud baveux. </text:span><text:span text:style-name="T36">Invoque un Crapaud Baveux qui occasionne des dommages Eau en zone et qui gagne 50% de la Chance et des Dommages Eau du lanceur. Si contrôlé par son invocateur, peut pousser une cible jusqu'à la cellule ciblée. Empêche l'invocation d'un Bouftou, d'un Tofu ou d'un Dragonnet dans le même tour.</text:span><text:span text:style-name="T27"> </text:span></text:p>
      <text:p text:style-name="P13"><text:span text:style-name="T28"/></text:p>
      <text:p text:style-name="P13"><text:span text:style-name="T28">18/ Laisse spirituelle. </text:span><text:span text:style-name="T36">Ressuscite le dernier personnage allié mort. Si l'invocateur meurt, le personnage ressuscité meurt également. Tant que l'allié ressuscité est en vie, les autres alliés subissent un malus de 30% de résistance dans tous les éléments.</text:span><text:span text:style-name="T27"> </text:span></text:p>
      <text:p text:style-name="P13"><text:span text:style-name="T28"/></text:p>
      <text:p text:style-name="P13"><text:span text:style-name="T28">19/ Dragonnet rouge. </text:span><text:span text:style-name="T36">Invoque un Dragonnet rouge qui désenvoûte les ennemis et qui gagne 50% de l'Intelligence, des Dommages Feu et des Soins du lanceur. Si contrôlé par son invocateur, peut soigner un allié. Empêche l'invocation d'un Bouftou, d'un Crapaud ou d'un Tofu dans le même tour.</text:span><text:span text:style-name="T27"> </text:span></text:p>
      <text:p text:style-name="P13"><text:span text:style-name="T28"/></text:p>
      <text:p text:style-name="P13"><text:span text:style-name="T28">20/ </text:span><text:span text:style-name="T14">Piqûre motivante. </text:span><text:span text:style-name="T13">Augmente considérablement la Vitalité, les Dommages, les PM et les PA d’une invocation du lanceur.</text:span></text:p>
      <text:p text:style-name="P29"/>
      <text:p text:style-name="P13"><text:span text:style-name="T14">21/ Symbiose. </text:span><text:span text:style-name="T36">Prend le contrôle d'une invocation alliée. Tofu : débloque un sort qui permet d'échanger de place avec un allié. Bouftou : débloque un sort qui permet d'attirer une entité. Dragonnet : débloque un sort qui permet de soigner un allié. Crapaud : débloque un sort qui repousse la cible jusqu'à la cellule ciblée.</text:span><text:span text:style-name="T13"> </text:span></text:p>
      <text:p text:style-name="P46"><text:span text:style-name="T14">E</text:span><text:span text:style-name="T13">nutrof :</text:span></text:p>
      <text:p text:style-name="P26"><text:span text:style-name="T29"/></text:p>
      <text:p text:style-name="P26"><text:span text:style-name="T3">Les Enutrofs sont des </text:span><text:span text:style-name="Strong_20_Emphasis"><text:span text:style-name="T8">chasseurs de trésor</text:span></text:span><text:span text:style-name="T29"> </text:span><text:span text:style-name="T3">avides de kamas, qui malgré leur grand âge courent comme des dragodindes à la vue d'un coffre bien rempli.</text:span><text:span text:style-name="T29"><text:line-break/><text:line-break/></text:span><text:span text:style-name="T3">Ils sont experts dans l'art de ralentir leurs ennemis : ils peuvent ainsi les harceler avant de les assommer à grands coups de pelle le moment venu !</text:span><text:span text:style-name="T29"> </text:span></text:p>
      <text:p text:style-name="P26"><text:span text:style-name="T29"/></text:p>
      <text:p text:style-name="P26"><text:span text:style-name="T29">Liste des sorts</text:span></text:p>
      <text:p text:style-name="P14"><text:span text:style-name="T26">1/ Sac animé. </text:span><text:span text:style-name="T36">Invoque un Sac Animé qui subit les dommages à la place de ses alliés. Le Sac Animé disparaît après 4 tours. Quand il est attaqué par un allié, ce dernier est soigné.</text:span><text:span text:style-name="T29"> </text:span></text:p>
      <text:p text:style-name="P14"><text:span text:style-name="T26"/></text:p>
      <text:p text:style-name="P14"><text:span text:style-name="T26">2/ Lancer de pelle. </text:span><text:span text:style-name="T36">Occasionne des dommages Terre et retire de la Portée à la cible.</text:span><text:span text:style-name="T25"> </text:span></text:p>
      <text:p text:style-name="P14"><text:span text:style-name="T26"/></text:p>
      <text:p text:style-name="P14"><text:span text:style-name="T26">3/ Lancer de pièces. </text:span><text:span text:style-name="T36">Occasionne des dommages Eau à longue portée.</text:span><text:span text:style-name="T25"> </text:span></text:p>
      <text:p text:style-name="P14"><text:span text:style-name="T26"/></text:p>
      <text:p text:style-name="P14"><text:span text:style-name="T26">4/ Pelle fantomatique. </text:span><text:span text:style-name="T36">Réduit la durée des effets et occasionne des dommages Feu.</text:span><text:span text:style-name="T25"> </text:span></text:p>
      <text:p text:style-name="P14"><text:span text:style-name="T26"/></text:p>
      <text:p text:style-name="P14"><text:span text:style-name="T26">5/ Accélération. </text:span><text:span text:style-name="T36">Augmente les PM de la cible.</text:span><text:span text:style-name="T25"> </text:span></text:p>
      <text:p text:style-name="P14"><text:span text:style-name="T26"/></text:p>
      <text:p text:style-name="P14"><text:span text:style-name="T26">6/ Boite de pandore. </text:span><text:span text:style-name="T38">Rend des PV en fonction de la Vitalité maximale de la cible mais réduit la capacité du lanceur à retirer des PM le tour suivant.</text:span><text:span text:style-name="T26"> </text:span></text:p>
      <text:p text:style-name="P14"><text:span text:style-name="T26"/></text:p>
      <text:p text:style-name="P14"><text:span text:style-name="T26">7/ Remblai. </text:span><text:span text:style-name="T38">Occasionne des dommages Terre en croix.</text:span><text:span text:style-name="T26"> </text:span></text:p>
      <text:p text:style-name="P14"><text:span text:style-name="T26"/></text:p>
      <text:p text:style-name="P14"><text:span text:style-name="T26">8/ Clé réductrice. Réduit la portée. </text:span></text:p>
      <text:p text:style-name="P14"><text:span text:style-name="T26"/></text:p>
      <text:p text:style-name="P14"><text:span text:style-name="T26">9/ Force de l’âge. </text:span><text:span text:style-name="T38">Occasionne des dommages Terre et un malus d'esquive PM à courte portée.</text:span><text:span text:style-name="T26"> </text:span></text:p>
      <text:p text:style-name="P14"><text:span text:style-name="T26"/></text:p>
      <text:p text:style-name="P14"><text:span text:style-name="T26">10/ Pelle animée. </text:span><text:span text:style-name="T38">Invoque une pelle qui repousse les ennemis et réduit leurs résistances aux pertes de PM. Quand elle est attaquée par un allié, ce dernier est soigné.</text:span><text:span text:style-name="T26"> </text:span></text:p>
      <text:p text:style-name="P14"><text:span text:style-name="T26"/></text:p>
      <text:p text:style-name="P14"><text:span text:style-name="T26">11/ Cupidité. Augmente les dommages des alliés et des ennemis en zone.</text:span></text:p>
      <text:p text:style-name="P29"/>
      <text:p text:style-name="P14"><text:span text:style-name="T26">12/ Roulage de pelle. </text:span><text:span text:style-name="T38">Occasionne des dommages Feu.</text:span><text:span text:style-name="T26"> </text:span></text:p>
      <text:p text:style-name="P14"><text:span text:style-name="T26"/></text:p>
      <text:p text:style-name="P14"><text:span text:style-name="T26">13/ Maladresse. </text:span><text:span text:style-name="T38">Retire des PM.</text:span><text:span text:style-name="T26"> </text:span></text:p>
      <text:p text:style-name="P14"><text:span text:style-name="T26"/></text:p>
      <text:p text:style-name="P14"><text:span text:style-name="T26">14/ Maladresse de masse. Retire des PA en zone aux ennemis.</text:span></text:p>
      <text:p text:style-name="P29"/>
      <text:p text:style-name="P14"><text:span text:style-name="T26">15/ Chance. Augmente la Fuite de la cible pendant le tour en cours puis augmente sa Puissance le tour suivant.</text:span></text:p>
      <text:p text:style-name="P29"/>
      <text:p text:style-name="P14"><text:span text:style-name="T26">16/ Pelle de jugement. Occasionne des dommages Eau et retire des PM.</text:span></text:p>
      <text:p text:style-name="P29"/>
      <text:p text:style-name="P14"><text:span text:style-name="T26">17/ Pelle massacrante. </text:span><text:span text:style-name="T38">Occasionne des dommages Eau.</text:span><text:span text:style-name="T26"> </text:span></text:p>
      <text:p text:style-name="P14"><text:span text:style-name="T26"/></text:p>
      <text:p text:style-name="P14"><text:span text:style-name="T26">18/ </text:span><text:span text:style-name="T38">Interdit l'utilisation des sorts de déplacement et empêche d'utiliser des PM. Le lanceur du sort est affecté au tour suivant. Les effets ne peuvent pas être désenvoûtés.</text:span><text:span text:style-name="T26"> </text:span></text:p>
      <text:p text:style-name="P14"><text:span text:style-name="T26"/></text:p>
      <text:p text:style-name="P14"><text:span text:style-name="T26">19/ Corruption. </text:span><text:span text:style-name="T38">Sur Allié : soigne et fixe l'état Pacifiste pendant 1 tour Sur Ennemi : fixe l'état Pacifiste et Invulnérable pendant 1 tour Les effets du sort ne peuvent pas être désenvoûtés.</text:span><text:span text:style-name="T26"> </text:span></text:p>
      <text:p text:style-name="P14"><text:span text:style-name="T26"/></text:p>
      <text:p text:style-name="P14"><text:soft-page-break/><text:span text:style-name="T26">20/ Désinvocation. </text:span><text:span text:style-name="T38">Occasionne des dommages Feu. Les dommages sont doublés sur invocations.</text:span><text:span text:style-name="T26"> </text:span></text:p>
      <text:p text:style-name="P14"><text:span text:style-name="T26"/></text:p>
      <text:p text:style-name="P14"><text:span text:style-name="T26">21/ </text:span><text:span text:style-name="T38">Invoque un Coffre Animé qui tacle les ennemis. Il occasionne des dommages en zone autour de lui et détecte les invisibles. Moins il a de vie et plus ses dommages sont importants. Quand il est attaqué par un allié, ce dernier est soigné.</text:span><text:span text:style-name="T26"> </text:span></text:p>
      <text:p text:style-name="P41"><text:span text:style-name="T26">Sram</text:span></text:p>
      <text:p text:style-name="P14"><text:span text:style-name="T26"/></text:p>
      <text:p text:style-name="P14"><text:span text:style-name="T4">Les Srams sont des </text:span><text:span text:style-name="Strong_20_Emphasis"><text:span text:style-name="T9">assassins</text:span></text:span><text:span text:style-name="T26"> </text:span><text:span text:style-name="T4">qui aiment les bourses, rebondies de préférence.</text:span><text:span text:style-name="T26"><text:line-break/><text:line-break/></text:span><text:span text:style-name="T4">Trousser les pans d'une tunique, tâter le fond d'une poche, faire preuve de doigté, palper enfin des bijoux tant convoités avant de poser un piège ou d'asséner un coup mortel, voilà la vie d'un disciple de Sram !</text:span><text:span text:style-name="T26"> <text:s/></text:span></text:p>
      <text:p text:style-name="P14"><text:span text:style-name="T26"/></text:p>
      <text:p text:style-name="P27"><text:span text:style-name="T25">Liste de sorts</text:span></text:p>
      <text:p text:style-name="P14"><text:span text:style-name="T26">1/ Sournoiserie. </text:span><text:span text:style-name="T36">Occasionne des dommages Terre.</text:span><text:span text:style-name="T25"> </text:span></text:p>
      <text:p text:style-name="P14"><text:span text:style-name="T26"/></text:p>
      <text:p text:style-name="P14"><text:span text:style-name="T26">2/ Piège sournois. </text:span><text:span text:style-name="T25">Occasionne des dommages Feu et attire.</text:span></text:p>
      <text:p text:style-name="P29"/>
      <text:p text:style-name="P14"><text:span text:style-name="T26">3/ Invisibilité. </text:span><text:span text:style-name="T36">Rend invisible.</text:span><text:span text:style-name="T25"> </text:span></text:p>
      <text:p text:style-name="P14"><text:span text:style-name="T26"/></text:p>
      <text:p text:style-name="P14"><text:span text:style-name="T26">4/ Poison insidieux. </text:span><text:span text:style-name="T36">Empoisonne la cible pendant 2 tours en occasionnant des dommages Air.</text:span><text:span text:style-name="T25"> </text:span></text:p>
      <text:p text:style-name="P14"><text:span text:style-name="T26"/></text:p>
      <text:p text:style-name="P14"><text:span text:style-name="T26">5/ Fourvoiement. </text:span><text:span text:style-name="T36">Occasionne des dommages Air et Terre. Vole de l'Agilité et de la Force. Applique de l'érosion.</text:span><text:span text:style-name="T25"> </text:span></text:p>
      <text:p text:style-name="P14"><text:span text:style-name="T26"/></text:p>
      <text:p text:style-name="P14"><text:span text:style-name="T26">6/ Coup sournois. </text:span><text:span text:style-name="T25">Occasionne des dommages Feu sur les ennemis. Pousse la cible.</text:span></text:p>
      <text:p text:style-name="P29"/>
      <text:p text:style-name="P14"><text:span text:style-name="T26">7/ Double. </text:span><text:span text:style-name="T36">Invoque un double contrôlable qui possède les mêmes caractéristiques que l'invocateur. N'attaque pas et meurt au bout de 2 tours en échangeant de place avec son invocateur.</text:span><text:span text:style-name="T25"> </text:span></text:p>
      <text:p text:style-name="P14"><text:span text:style-name="T26"/></text:p>
      <text:p text:style-name="P14"><text:span text:style-name="T26">8/ Piège fangeux. </text:span><text:span text:style-name="T36">Pose un piège qui occasionne des dommages Eau. Les alliés à proximité de la cible sont soignés à hauteur de 50% des dommages occasionnés.</text:span><text:span text:style-name="T25"> </text:span></text:p>
      <text:p text:style-name="P14"><text:span text:style-name="T26"/></text:p>
      <text:p text:style-name="P14"><text:span text:style-name="T26">9/ Piège de masse. </text:span><text:span text:style-name="T36">Pose un piège mono-cellule qui occasionne des dommages Terre en zone.</text:span><text:span text:style-name="T25"> </text:span></text:p>
      <text:p text:style-name="P14"><text:span text:style-name="T26"/></text:p>
      <text:p text:style-name="P14"><text:span text:style-name="T26">10/ Cruauté. </text:span><text:span text:style-name="T36">Occasionne des dommages Eau et augmente les PM du lanceur.</text:span><text:span text:style-name="T25"> </text:span></text:p>
      <text:p text:style-name="P14"><text:span text:style-name="T26"/></text:p>
      <text:p text:style-name="P14"><text:span text:style-name="T26">11/ Piège empoisonné. </text:span><text:span text:style-name="T36">Empoisonne la cible en occasionnant des dommages Air pendant 3 tours.</text:span><text:span text:style-name="T25"> </text:span></text:p>
      <text:p text:style-name="P14"><text:span text:style-name="T26"/></text:p>
      <text:p text:style-name="P14"><text:span text:style-name="T26">12/ Concentration de chakra. </text:span><text:span text:style-name="T36">Vole de la vie dans l'élément Feu lorsque la cible déclenche un piège.</text:span><text:span text:style-name="T25"> </text:span></text:p>
      <text:p text:style-name="P14"><text:span text:style-name="T26"/></text:p>
      <text:p text:style-name="P14"><text:span text:style-name="T26">13/ Piège d’immobilisation. </text:span><text:span text:style-name="T36">Retire des PM.</text:span><text:span text:style-name="T25"> </text:span></text:p>
      <text:p text:style-name="P14"><text:span text:style-name="T26"/></text:p>
      <text:p text:style-name="P14"><text:span text:style-name="T26">14/ Piège insidieux. </text:span><text:span text:style-name="T36">Pose un piège. Une fois déclenché, les ennemis qui terminent leur tour dans sa zone d'effet subissent des dommages Air.</text:span><text:span text:style-name="T25"> </text:span></text:p>
      <text:p text:style-name="P14"><text:span text:style-name="T26"/></text:p>
      <text:p text:style-name="P14"><text:span text:style-name="T26">15/ Piège répulsif. </text:span><text:span text:style-name="T25">Repousse les alliés et les ennemis. Occasionne des dommages Air aux ennemis.</text:span></text:p>
      <text:p text:style-name="P29"/>
      <text:p text:style-name="P14"><text:span text:style-name="T26">16/ Peur. </text:span><text:span text:style-name="T25">Pousse un allié ou un ennemi sur la cellule ciblée.</text:span></text:p>
      <text:p text:style-name="P29"/>
      <text:p text:style-name="P14"><text:span text:style-name="T26">17/ Arnaque. </text:span><text:span text:style-name="T25">Occasionne des dommages Air.</text:span></text:p>
      <text:p text:style-name="P29"/>
      <text:p text:style-name="P14"><text:span text:style-name="T26">18/ Poisse. </text:span><text:span text:style-name="T25">Vole de la vie dans l'élément Eau et réduit les chances de Coup critique.</text:span></text:p>
      <text:p text:style-name="P29"/>
      <text:p text:style-name="P14"><text:span text:style-name="T26">19/ Fourberie. </text:span><text:span text:style-name="T25">Occasionne des dommages Feu en zone. Attire les cibles. Vole de l'Intelligence.</text:span></text:p>
      <text:p text:style-name="P29"/>
      <text:p text:style-name="P14"><text:soft-page-break/><text:span text:style-name="T26">20/ Attaque mortelle. </text:span><text:span text:style-name="T25">Occasionne des dommages Terre.</text:span></text:p>
      <text:p text:style-name="P29"/>
      <text:p text:style-name="P14"><text:span text:style-name="T26">21/ Piège mortel. </text:span><text:span text:style-name="T25">Occasionne des dommages Terre.</text:span></text:p>
      <text:p text:style-name="P29"/>
      <text:p text:style-name="P37">Xélor</text:p>
      <text:p text:style-name="P32"/>
      <text:p text:style-name="P32"><text:span text:style-name="T39">Les Xélors sont des </text:span><text:span text:style-name="Strong_20_Emphasis"><text:span text:style-name="T55">mages qui maîtrisent le temps</text:span></text:span><text:span text:style-name="T39"> et toutes les mécaniques qui donnent l'heure : carillons, horloges et pendules leur obéissent au doigt et à l'œil.<text:line-break/><text:line-break/>Les Xélors jouent donc avec le temps pour ralentir un ennemi ou se téléporter où bon leur semble. </text:span></text:p>
      <text:p text:style-name="P32"><text:span text:style-name="T39"/></text:p>
      <text:p text:style-name="P32"><text:span text:style-name="T39">Liste des sorts.</text:span></text:p>
      <text:p text:style-name="P30"><text:span text:style-name="T57">1/ </text:span><text:span text:style-name="T56">Ralentissement. Occasionne des dommages Eau et retire 1 PA à la cible. Retire 1 PA supplémentaire aux ennemis dans l'état Téléfrag. Le retrait de PA ne peut pas être désenvoûté.</text:span></text:p>
      <text:p text:style-name="P29"/>
      <text:p text:style-name="P31"><text:span text:style-name="T56">2/ Aiguille. </text:span><text:span text:style-name="T39">Occasionne des dommages Feu et retire 1 PA à la cible. Retire des PA supplémentaires aux ennemis dans l'état Téléfrag. Le retrait de PA ne peut pas être désenvoûté. Retire l'état Téléfrag.</text:span></text:p>
      <text:p text:style-name="P29"/>
      <text:p text:style-name="P31"><text:span text:style-name="T56">3/ Téléportation. </text:span><text:span text:style-name="T39">Téléporte le lanceur symétriquement par rapport à la cible. Le lanceur gagne 2 PA pour 1 tour à chaque fois qu’il génère un Téléfrag. Le temps de relance est supprimé quand un Téléfrag est généré ou consommé. Un Téléfrag est généré lorsqu'une entité prend la place d'une autre.</text:span></text:p>
      <text:p text:style-name="P29"/>
      <text:p text:style-name="P31"><text:span text:style-name="T56">4/ Flétrissement. </text:span><text:span text:style-name="T39">Occasionne des dommages Air en ligne. Occasionne des dommages supplémentaires aux ennemis dans l'état Téléfrag.</text:span></text:p>
      <text:p text:style-name="P29"/>
      <text:p text:style-name="P31"><text:span text:style-name="T56">5/ Rembobinage. </text:span><text:span text:style-name="T39">À la fin de son tour, téléporte l'allié ciblé sur sa position de début de tour.</text:span></text:p>
      <text:p text:style-name="P29"/>
      <text:p text:style-name="P31"><text:span text:style-name="T56">6/ Frappe du Xélor. </text:span><text:span text:style-name="T39">Occasionne des dommages Terre aux ennemis. Téléporte la cible symétriquement par rapport au lanceur du sort.</text:span></text:p>
      <text:p text:style-name="P29"/>
      <text:p text:style-name="P31"><text:span text:style-name="T56">7/ Complice. </text:span><text:span text:style-name="T39">Invoque un Complice statique qui ne possède aucun sort. Il est tué si un autre Complice est invoqué.</text:span></text:p>
      <text:p text:style-name="P29"/>
      <text:p text:style-name="P31"><text:span text:style-name="T56">8/ Gelure. </text:span><text:span text:style-name="T39">Occasionne des dommages Air aux ennemis. Téléporte la cible à sa position précédente.</text:span></text:p>
      <text:p text:style-name="P29"/>
      <text:p text:style-name="P31"><text:span text:style-name="T56">9/ Sablier de Xélor. </text:span><text:span text:style-name="T39">Occasionne des dommages Feu et retire des PA à la cible en ligne et sans ligne de vue. Si la cible est dans l'état Téléfrag, l'effet du sort se joue en zone. Le retrait de PA ne peut pas être désenvoûté.</text:span></text:p>
      <text:p text:style-name="P29"/>
      <text:p text:style-name="P31"><text:span text:style-name="T56">10/ Vol du temps. </text:span><text:span text:style-name="T39">Occasionne des dommages Eau à la cible. Le lanceur gagne 1 PA au début de son prochain tour.</text:span></text:p>
      <text:p text:style-name="P29"/>
      <text:p text:style-name="P31"><text:span text:style-name="T56">11/ Flou. </text:span><text:span text:style-name="T39">Retire des PA en zone le tour en cours. Augmente les PA en zone le tour suivant.</text:span></text:p>
      <text:p text:style-name="P29"/>
      <text:p text:style-name="P31"><text:span text:style-name="T56">12/ Poussière temporelle. </text:span><text:span text:style-name="T39">Occasionne des dommages Feu. Les entités dans l'état Téléfrag dans la zone d'effet subissent également des dommages Feu et sont téléportées symétriquement par rapport à la cellule ciblée.</text:span></text:p>
      <text:p text:style-name="P29"/>
      <text:p text:style-name="P31"><text:span text:style-name="T56">13/ Raulebaque. </text:span><text:span text:style-name="T39">Replace tous les personnages à leurs positions précédentes.</text:span></text:p>
      <text:p text:style-name="P29"/>
      <text:p text:style-name="P31"><text:span text:style-name="T56">14/ Démotivation. </text:span><text:span text:style-name="T39">Occasionne des dommages Terre aux ennemis en diagonale. Réduit la durée des effets sur les cibles dans l'état Téléfrag et retire l'état.</text:span></text:p>
      <text:p text:style-name="P29"/>
      <text:p text:style-name="P31"><text:span text:style-name="T56">15/ Paradoxe temporel. </text:span><text:span text:style-name="T39">Téléporte symétriquement par rapport au Complice (ou au Cadran) les alliés et ennemis (dans une zone de 4 cases autour du Cadran). Au début du tour du Complice </text:span><text:soft-page-break/><text:span text:style-name="T39">(ou du Cadran) : téléporte à nouveau symétriquement les mêmes cibles. Fixe le temps de relance de Cadran de Xélor et de Complice à 1.</text:span></text:p>
      <text:p text:style-name="P29"/>
      <text:p text:style-name="P31"><text:span text:style-name="T56">16/ Synchro. </text:span><text:span text:style-name="T39">Invoque Synchro qui gagne en puissance et se soigne quand un Téléfrag est généré, 1 fois par tour. La Synchro meurt en occasionnant des dommages Air en zone de 3 cases si elle subit un Téléfrag. Elle n'est pas affectée par les effets de Rembobinage. À partir du tour suivant son lancer, son invocateur perd 1 PA.</text:span></text:p>
      <text:p text:style-name="P29"/>
      <text:p text:style-name="P31"><text:span text:style-name="T56">17/ Contre. </text:span><text:span text:style-name="T39">Renvoie une partie des dommages subis en mêlée à l'attaquant.</text:span></text:p>
      <text:p text:style-name="P29"/>
      <text:p text:style-name="P31"><text:span text:style-name="T56">18/ Fuite. </text:span><text:span text:style-name="T39">Téléporte la cible sur sa position précédente au début du prochain tour du lanceur.</text:span></text:p>
      <text:p text:style-name="P29"/>
      <text:p text:style-name="P31"><text:span text:style-name="T56">19/ Horloge. </text:span><text:span text:style-name="T39">Vole de vie dans l'élément Eau. Le lanceur gagne 1 PA au début de son prochain tour. Retire des PA aux ennemis dans l'état Téléfrag et leur retire l'état. Le retrait de PA ne peut pas être désenvoûté.</text:span></text:p>
      <text:p text:style-name="P29"/>
      <text:p text:style-name="P31"><text:span text:style-name="T56">20/ Rayon obscur. </text:span><text:span text:style-name="T39">Occasionne des dommages Terre en ligne. Les dommages de base du sort sont doublés contre les ennemis dans l'état Téléfrag. Retire l'état Téléfrag.</text:span></text:p>
      <text:p text:style-name="P29"/>
      <text:p text:style-name="P31"><text:span text:style-name="T56">21/ Momification. </text:span><text:span text:style-name="T39">Gagne 2 PM et fixe l'état Téléfrag à tous les alliés et ennemis.</text:span></text:p>
      <text:p text:style-name="P29"/>
      <text:p text:style-name="P33"><text:span text:style-name="T39"/></text:p>
      <text:p text:style-name="P38"><text:span text:style-name="T39">Pandawa</text:span></text:p>
      <text:p text:style-name="P33"><text:span text:style-name="T39"/></text:p>
      <text:p text:style-name="P33"><text:span text:style-name="T39">Les Pandawas sont des </text:span><text:span text:style-name="Strong_20_Emphasis"><text:span text:style-name="T55">guerriers adeptes des arts martiaux</text:span></text:span><text:span text:style-name="T39">qui savent faire des folies de leur corps ! Ils peuvent même en faire avec le corps des autres...<text:line-break/><text:line-break/>Le Pandawa sait comment soulever les foules, il porte ses alliés sur ses épaules pour mieux les protéger. Quant à ses ennemis, il les enverra valser dans le décor, avant de fêter sa victoire avec une bonne rasade de lait de bambou ! </text:span></text:p>
      <text:p text:style-name="P33"><text:span text:style-name="T39"/></text:p>
      <text:p text:style-name="P33"><text:span text:style-name="T39">Liste de sorts.</text:span></text:p>
      <text:p text:style-name="P31"><text:span text:style-name="T56">1/ Poing enflammé. </text:span><text:span text:style-name="T39">Occasionne des dommages Feu. L'état Saoul est nécessaire.</text:span></text:p>
      <text:p text:style-name="P29"/>
      <text:p text:style-name="P31"><text:span text:style-name="T56">2/ Ribote. </text:span><text:span text:style-name="T39">Occasionne des dommages Terre.</text:span></text:p>
      <text:p text:style-name="P29"/>
      <text:p text:style-name="P31"><text:span text:style-name="T56">3/ Bombance. </text:span><text:span text:style-name="T39">Applique l'état Saoul et donne du tacle. Ne bloque pas le lancer des sorts Sobre.</text:span></text:p>
      <text:p text:style-name="P29"/>
      <text:p text:style-name="P31"><text:span text:style-name="T56">4/ Epouvante. </text:span><text:span text:style-name="T39">Repousse la cible et réduit la probabilité d'occasionner des critiques aux ennemis.</text:span></text:p>
      <text:p text:style-name="P29"/>
      <text:p text:style-name="P31"><text:span text:style-name="T56">5/ Souffle alcoolisé. </text:span><text:span text:style-name="T39">Occasionne des dommages Air et pousse la cible. L'état Saoul est nécessaire.</text:span></text:p>
      <text:p text:style-name="P29"/>
      <text:p text:style-name="P31"><text:span text:style-name="T56">6/ Karcham. </text:span><text:span text:style-name="T39">Porte la cible. Au second lancer, jette la cible à 6 cellules maximum. Désactive les lignes de vue des sorts de la cible portée.</text:span></text:p>
      <text:p text:style-name="P29"/>
      <text:p text:style-name="P31"><text:span text:style-name="T56">7/ Schnaps. </text:span><text:span text:style-name="T39">Occasionne des dommages Air en zone.</text:span></text:p>
      <text:p text:style-name="P29"/>
      <text:p text:style-name="P31"><text:span text:style-name="T56">8/ Propulsion. </text:span><text:span text:style-name="T39">Lance l'entité portée. Occasionne des dommages Feu aux ennemis et repousse autour de la cellule ciblée.</text:span></text:p>
      <text:p text:style-name="P29"/>
      <text:p text:style-name="P31"><text:span text:style-name="T56">9/ Ivresse. </text:span><text:span text:style-name="T39">Invoque un tonneau qui attire les ennemis. Il attire également les alliés s'ils sont dans l'état Saoul. S'il est porté ou jeté : soigne autour de lui.</text:span></text:p>
      <text:p text:style-name="P29"/>
      <text:p text:style-name="P31"><text:span text:style-name="T56">10/ Stabilisation. </text:span><text:span text:style-name="T39">Empêche la cible d'être déplacée. Augmente les résistances aux pertes de PM.</text:span></text:p>
      <text:p text:style-name="P29"/>
      <text:p text:style-name="P31"><text:span text:style-name="T56">11/ Eviction. </text:span><text:span text:style-name="T39">Occasionne des dommages Terre aux ennemis. La cible est téléportée derrière le lanceur.</text:span></text:p>
      <text:p text:style-name="P29"/>
      <text:p text:style-name="P31"><text:span text:style-name="T56">12/ Ethylo. </text:span><text:span text:style-name="T39">Occasionne des dommages Eau. Applique un malus au retrait de PA.</text:span></text:p>
      <text:p text:style-name="P29"/>
      <text:p text:style-name="P31"><text:span text:style-name="T56">13/ Souillure. </text:span><text:span text:style-name="T39">Réduit la durée des effets sur la cible de 1 tour. Applique un malus de Puissance. L'état Saoul est nécessaire.</text:span></text:p>
      <text:p text:style-name="P29"/>
      <text:p text:style-name="P31"><text:span text:style-name="T56">14/ Vulnérabilité. </text:span><text:span text:style-name="T39">Augmente les dommages reçus par la cible pendant 2 tours. L'état Saoul est nécessaire.</text:span></text:p>
      <text:p text:style-name="P29"/>
      <text:p text:style-name="P31"><text:span text:style-name="T56">15/ Vague à lame. </text:span><text:span text:style-name="T39">Occasionne des dommages Eau.</text:span></text:p>
      <text:p text:style-name="P29"/>
      <text:p text:style-name="P31"><text:span text:style-name="T56">16/ Colère de Zatoïshwan. </text:span><text:span text:style-name="T39">Applique l'état Saoul. Augmente les dommages et les PA du lanceur.</text:span></text:p>
      <text:p text:style-name="P29"/>
      <text:p text:style-name="P28"><text:span text:style-name="T5">17/ Flasque explosive. </text:span><text:span text:style-name="T31">Occasionne des dommages Feu en zone.</text:span><text:span text:style-name="T39"> </text:span></text:p>
      <text:p text:style-name="P28"><text:span text:style-name="T5"/></text:p>
      <text:p text:style-name="P28"><text:span text:style-name="T5">18/ Vertige. </text:span><text:span text:style-name="T1">Lance l'entité portée et augmente son tacle. Attire les entités alignées avec la cellule ciblée.</text:span></text:p>
      <text:p text:style-name="P29"/>
      <text:p text:style-name="P28"><text:span text:style-name="T5">19/ Pandatak. </text:span><text:span text:style-name="T1">Occasionne des dommages Terre sur plusieurs cases en ligne.</text:span></text:p>
      <text:p text:style-name="P29"/>
      <text:p text:style-name="P28"><text:soft-page-break/><text:span text:style-name="T5">20/ Pandanlku. </text:span><text:span text:style-name="T1">Augmente les PM de la cible. Nécessite l'état Saoul.</text:span></text:p>
      <text:p text:style-name="P29"/>
      <text:p text:style-name="P36"><text:span text:style-name="T5">21/ Lien Spiritueux. </text:span><text:span text:style-name="T1">Invoque un Pandawasta qui bloque les déplacements des adversaires. Nécessite l'état Saoul.</text:span></text:p>
      <text:p text:style-name="P29"/>
      <text:p text:style-name="P35"><text:span text:style-name="T1"/></text:p>
      <text:p text:style-name="P27"><text:span text:style-name="T25"/></text:p>
      <text:p text:style-name="P13"><text:span text:style-name="T28"/></text:p>
      <text:p text:style-name="P13"><text:span text:style-name="T23"/></text:p>
      <text:p text:style-name="P13"><text:span text:style-name="T21"/></text:p>
      <text:p text:style-name="P25"><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herit" svg:font-family="inherit"/>
    <style:font-face style:name="roboto" svg:font-family="roboto,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18:50:04.748000000</meta:creation-date>
    <dc:date>2019-04-04T22:24:55.658000000</dc:date>
    <meta:editing-duration>PT2H35M23S</meta:editing-duration>
    <meta:editing-cycles>10</meta:editing-cycles>
    <meta:generator>LibreOffice/6.0.6.2$Windows_X86_64 LibreOffice_project/0c292870b25a325b5ed35f6b45599d2ea4458e77</meta:generator>
    <meta:document-statistic meta:table-count="0" meta:image-count="0" meta:object-count="0" meta:page-count="24" meta:paragraph-count="290" meta:word-count="6332" meta:character-count="37490" meta:non-whitespace-character-count="31224"/>
  </office:meta>
</office:document-meta>
</file>